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3.24mm"/>
    </style:style>
    <style:style style:name="co2" style:family="table-column">
      <style:table-column-properties fo:break-before="auto" style:column-width="116.36mm"/>
    </style:style>
    <style:style style:name="co3" style:family="table-column">
      <style:table-column-properties fo:break-before="auto" style:column-width="30.36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1.38mm"/>
    </style:style>
    <style:style style:name="co7" style:family="table-column">
      <style:table-column-properties fo:break-before="auto" style:column-width="140.42mm"/>
    </style:style>
    <style:style style:name="co8" style:family="table-column">
      <style:table-column-properties fo:break-before="auto" style:column-width="30.69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8.93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34.45mm"/>
    </style:style>
    <style:style style:name="co13" style:family="table-column">
      <style:table-column-properties fo:break-before="auto" style:column-width="39.79mm"/>
    </style:style>
    <style:style style:name="co14" style:family="table-column">
      <style:table-column-properties fo:break-before="auto" style:column-width="31.63mm"/>
    </style:style>
    <style:style style:name="ro1" style:family="table-row">
      <style:table-row-properties style:row-height="10.0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14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none"/>
    </style:style>
    <style:style style:name="ce9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none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114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114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19" style:family="table-cell" style:parent-style-name="Pivot_20_Table_20_Field">
      <style:table-cell-properties fo:border-bottom="0.99pt solid #000000" fo:border-left="0.99pt solid #000000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114">
      <style:table-cell-properties fo:border-bottom="0.99pt solid #000000" fo:border-left="none" fo:border-right="2.01pt solid #000000" fo:border-top="0.99pt solid #000000"/>
    </style:style>
    <style:style style:name="ce26" style:family="table-cell" style:parent-style-name="Pivot_20_Table_20_Result" style:data-style-name="N114">
      <style:table-cell-properties fo:border-bottom="2.01pt solid #000000" fo:border-left="none" fo:border-right="2.01pt solid #000000" fo:border-top="0.99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Value" style:data-style-name="N114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114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 style:data-style-name="N114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steps="1000" table:maximum-difference="0.0001"/>
      </table:calculation-settings>
      <table:table table:name="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roduct Line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Items Shipped</text:p>
          </table:table-cell>
          <table:table-cell table:style-name="ce2" office:value-type="string" calcext:value-type="string">
            <text:p>Revenue ($)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(1) Dr. Schulze Intestinal Formula #1 Colon Cleanse Laxative - 90 Capsul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09" calcext:value-type="float">
            <text:p>$18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1,000 Artist Journal Pages: Personal Pages and Inspirations (1000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68" calcext:value-type="float">
            <text:p>$15.6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100 Minds That Made the Market (Fisher Investments Pres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1001 Natural Wonders You Must See Before You Die: UNESCO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1001 Paintings You Must See Before You Di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13 Pack of HP 02 Compatible Ink Cartridges: 3 Black + 2 Cyan, Magenta, Yellow, Light Cyan, Light Magenta by 4inkjets/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16-Piece Deluxe Watch Opener Tool Kit Repair Pin Rem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$9.7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2 in 1 USB Retractable Data Cable for Creative Zen Vision V, V Plus, Micro, Micro Photo, Muvo Slim, Xmod, Stone, Neeon 2, Neeon 512mb, Neeon 1gb, Neeo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.66" calcext:value-type="float">
            <text:p>$6.6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2 Over 1 Game Force (The Official Better Brid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2666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2-Channel RC Super Sonic Radio Control Airpla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$21.25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3D THE BRAIN Miscellaneous Candy Mold Chocola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$2.2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5 X LED MINI MICRO BLACK KEYCHAIN KEY RING SUPER BRIGHT FLASH LIGHT WHITE LIGH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500+ Sound Effec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808s &amp; Heartbrea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92 Pacific Boulevard (Cedar Cov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Bold Fresh Piece of Human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$15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Charlie Brown Thanksgiving (Peanu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Good Man in Africa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$10.8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Guide to Microsoft Excel 2007 for Scientists and Engine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$25.80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A Hundred Things Keep Me Up At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</table:table-row>
        <table:table-row table:style-name="ro2">
          <table:table-cell office:value-type="string" calcext:value-type="string">
            <text:p>Video On Demand Videos</text:p>
          </table:table-cell>
          <table:table-cell office:value-type="string" calcext:value-type="string">
            <text:p>A Little Hometow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Madman Dreams of Turing Mach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4" calcext:value-type="float">
            <text:p>$10.94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A Picture of Nec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A Princess of Land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Revolution In Eating: How the Quest for Food Shaped America (Arts and Traditions of the Tabl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$0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 Week At The Airport: A Heathrow Di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Acai Berry Extreme All-In-One Colon Cleanse, Weight Loss, Antioxidant, Appetite Suppressant, Metabolism Boos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5" calcext:value-type="float">
            <text:p>$32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$18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47" calcext:value-type="float">
            <text:p>$15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Programming by Example with VBA, XML, and ASP (Wordware Database Librar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VBA Bible: For Data-Centric Microsoft Office Applicat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er's Reference (Programmer to Programm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$8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ess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ccount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Accu-Chek-Aviva Test Strips, 50 Test Stri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75" calcext:value-type="float">
            <text:p>$25.75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AccuSharp 001 Knife Sharpe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dobe Acrobat 9 Classroom in a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Adobe Acrobat Professional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$299.99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Adobe Acrobat Standard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2.99" calcext:value-type="float">
            <text:p>$242.99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Adventure Medical Kits/Tender Corporation QuikClot Travel hemostatic clotting ba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lice's Adventures in Wonderland and Through the Looking Glass (Signet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$3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7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ll New Square Foot Garde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All Things Must Pass [DIGI-PAK EDITION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7" calcext:value-type="float">
            <text:p>$18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Altec Lansing T612 Digital Speaker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Amazing Gr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Leather Cover (fits 2nd Generation Kindl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Amongst White Cloud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Amusements in Mathematic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$1.5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n Abundance of Kather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Animusic - A Computer Animation Video Album (Special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Animusic 2 - A New Computer Animation Video Alb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nnapur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25" calcext:value-type="float">
            <text:p>$30.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30.25" calcext:value-type="float">
            <text:p>-$30.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APC LE1200 1200VA Voltage Regulat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$102.8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Apple iPhone 3G Stylus Pen (Silver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$1.5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pplied Statistics (with Microsoft Excel and CD-ROM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rabian Sands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Art Journals and Creative Healing: Restoring the Spirit Through Self-Express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At This Mo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Bacon Air Freshe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$1.3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Bacon Bandag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Bacon So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Bacon Wall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alanced Scorecards &amp; Operational Dashboards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Battle Stud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Be He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at the Reap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coming a Graphic Designer: A Guide to Careers in Design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$16.7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coming an Interior Designer: A Guide to Careers in Desig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ginning PivotTables in Excel 2007: From Novice to Professional (Beginning from Novice to Profession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$4.4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Belkin USB 2.0 4-Port Ultra Mini Hub F5U4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$6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etter: A Surgeon's Notes on Perfor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4" calcext:value-type="float">
            <text:p>$4.24</text:p>
          </table:table-cell>
        </table:table-row>
        <table:table-row table:style-name="ro2">
          <table:table-cell office:value-type="string" calcext:value-type="string">
            <text:p>Cell Phones &amp; Service</text:p>
          </table:table-cell>
          <table:table-cell office:value-type="string" calcext:value-type="string">
            <text:p>Black Leather Case for Palm Treo 600/ 650/ 680/ 700p/ 700w/ 700x/ 750/ 755p (Horizontal, 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$2.58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$4.79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Black OPS - Military TIN Survival 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linding Ligh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65" calcext:value-type="float">
            <text:p>$14.65</text:p>
          </table:table-cell>
        </table:table-row>
        <table:table-row table:style-name="ro2">
          <table:table-cell office:value-type="string" calcext:value-type="string">
            <text:p>Magazine Subscriptions</text:p>
          </table:table-cell>
          <table:table-cell office:value-type="string" calcext:value-type="string">
            <text:p>Bon Appetit (1-yea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ookkeeping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Born to Be Wi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Boston Legal - Seasons 1-4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Boston Legal: Season F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Braun Clean &amp; Renew Refills (3 P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razilian Jiu-Jitsu: For Experts On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86" calcext:value-type="float">
            <text:p>$21.86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Bread and Ro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reaking the Patterns of Depress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Breathe Right Nasal Strips, Extra, 26-Count Box</text:p>
          </table:table-cell>
          <table:table-cell office:value-type="string" calcext:value-type="string">
            <text:p>Amazon.com</text:p>
          </table:table-cell>
          <table:table-cell office:value-type="float" office:value="4" calcext:value-type="float">
            <text:p>4</text:p>
          </table:table-cell>
          <table:table-cell office:value-type="float" office:value="44.36" calcext:value-type="float">
            <text:p>$44.3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ridge: 25 Ways to Compete in the Bidding (Bridge (Master Point Press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9" calcext:value-type="float">
            <text:p>$12.8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Bruckner: Die 3 Messen/Masses Nos. 1-3/Les Me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Buffet Hot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Build Me T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uilding Financial Models (McGraw-Hill Finance &amp; Invest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3.96" calcext:value-type="float">
            <text:p>$53.9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Business Statistics for Competitive Advantage with Excel 2007: Basics, Model Building and Ca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89" calcext:value-type="float">
            <text:p>$35.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Cables To Go - 13042 - 25ft Velocity RCA Audio Extension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$16.95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Chocolate Houndstoot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$6.76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Ice Win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27" calcext:value-type="float">
            <text:p>$7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andide: Or Optimism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$9.6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Canon NB-4L Battery Pack for the SD400, SD630, SD600, SD750, SD1000 &amp; TX1 Digital Camer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29" calcext:value-type="float">
            <text:p>$26.2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anto Tris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Caselogic Neoprene LHDC-1 Portable Hard Drive Case (Dark Gra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asting Crow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$9.9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Centipede Giant Pro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88" calcext:value-type="float">
            <text:p>$30.88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9.9" calcext:value-type="float">
            <text:p>$29.90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Malibu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Southwestern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44.85" calcext:value-type="float">
            <text:p>$44.8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hange (In The House Of Flies) (Remastered Acoustic Version)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Che - AKA Che Guevar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herry Stre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Child of a Dead G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linton Anderson's Downunder Horsemanship: Establishing Respect and Control for English and Western Ride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ollapse: How Societies Choose to Fail or Succe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3" calcext:value-type="float">
            <text:p>$9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olonization Violence &amp; Narration: In White South African Writ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5" calcext:value-type="float">
            <text:p>$26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onceptual Physical Science (4th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6.31" calcext:value-type="float">
            <text:p>$106.31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Condemned 2: Bloodsho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$5.58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Could It Be I'm Falling I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CRC 03039 16oz Food Grade Silicone Non-Aerosol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85" calcext:value-type="float">
            <text:p>$11.8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Creative Labs Xmod Wireless Music System with X-Fi Techn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Crown-Okamoto Super Thin Condoms, 100c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rystal Reports 2008: The Complete Reference (Osborne Complete Refere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89-10AZ Classic Stainless 10 Piece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3-1/2-Quart Saute Pan with Helper Handle &amp;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4.95" calcext:value-type="float">
            <text:p>$54.95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5-1/2-Quart Saute Pan with Helper Handle and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8.99" calcext:value-type="float">
            <text:p>$48.99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-1" calcext:value-type="float">
            <text:p>-1</text:p>
          </table:table-cell>
          <table:table-cell office:value-type="float" office:value="-4.95" calcext:value-type="float">
            <text:p>-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Cutting Edge PowerPoin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$3.8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CyberPower High-Speed 7-Port USB Hub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5.98" calcext:value-type="float">
            <text:p>$55.98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Adult Comfy Throw Blanket with Sleev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$22.46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Fiber Reactive Beach Tow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Damages: The Complete First Seas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35" calcext:value-type="float">
            <text:p>$24.3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ave Barry Does Jap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ave Barry in Cyberspa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ead and Gone (Sookie Stackhouse, Book 9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7" calcext:value-type="float">
            <text:p>$14.27</text:p>
          </table:table-cell>
        </table:table-row>
        <table:table-row table:style-name="ro2">
          <table:table-cell office:value-type="string" calcext:value-type="string">
            <text:p>VHS</text:p>
          </table:table-cell>
          <table:table-cell office:value-type="string" calcext:value-type="string">
            <text:p>Dead Can Dance - Toward the With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efinitive Guide to Excel VBA, Seco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eMark Indicators (Bloomberg Market Essentials: Technical Analysi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esert Solita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Diamond VC500 One Touch Video Capture Devi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4" calcext:value-type="float">
            <text:p>$35.2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ictionary of Banking Terms (Barron's Business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ictionary of Finance and Investment Terms (Barron's Financial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2" calcext:value-type="float">
            <text:p>$8.92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Divided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D-Link DGS-2205 5-port 10/100/1000 Desktop Switc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99" calcext:value-type="float">
            <text:p>$34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Dock Connector to USB 2.0 Cable for iPod and iPhone (Whit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$2.88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Down from the Mountain (The "O Brother, Where Art Thou?" Concer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Down To Memp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Dr. Horrible's Sing-Along Blo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DR360 - Compatible Brother DR-360 Laser Drum Unit by LD Produc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1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2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39" calcext:value-type="float">
            <text:p>$15.39</text:p>
          </table:table-cell>
        </table:table-row>
        <table:table-row table:style-name="ro2">
          <table:table-cell office:value-type="string" calcext:value-type="string">
            <text:p>Magazine Subscription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9.95" calcext:value-type="float">
            <text:p>-$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arth from Above, Third Edition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103.95" calcext:value-type="float">
            <text:p>$103.95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Emily Remler: Advanced Jazz &amp; Latin Improvis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Emily Remler: Bebop and Swing Gui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motional Freedom: Liberate Yourself from Negative Emotions and Transform Your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89" calcext:value-type="float">
            <text:p>$15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nvisioning Inform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6" calcext:value-type="float">
            <text:p>$34.5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 Color Scan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2.49" calcext:value-type="float">
            <text:p>$72.4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5.89" calcext:value-type="float">
            <text:p>$95.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3.24" calcext:value-type="float">
            <text:p>$93.24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9.99" calcext:value-type="float">
            <text:p>$8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$8.9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ssential SharePoint 2007: A Practical Guide for Users, Administrators and Develop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Everything Brain Strain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6" calcext:value-type="float">
            <text:p>$7.96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Everything Is Beautifu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64" calcext:value-type="float">
            <text:p>$31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4" calcext:value-type="float">
            <text:p>$9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0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$0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26" calcext:value-type="float">
            <text:p>$36.2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$3.4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for Dummies: Quick Reference (--for Dumm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$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5" calcext:value-type="float">
            <text:p>$35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$7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$4.9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2 VBA: Programmers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2" calcext:value-type="float">
            <text:p>$21.9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9" calcext:value-type="float">
            <text:p>$21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1" calcext:value-type="float">
            <text:p>$18.9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7" calcext:value-type="float">
            <text:p>$17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$16.2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15" calcext:value-type="float">
            <text:p>$16.1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$27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$26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4" calcext:value-type="float">
            <text:p>$21.1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52" calcext:value-type="float">
            <text:p>$20.5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1" calcext:value-type="float">
            <text:p>$19.7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$12.5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4" calcext:value-type="float">
            <text:p>$10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$10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2" calcext:value-type="float">
            <text:p>$9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$7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02" calcext:value-type="float">
            <text:p>$7.0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$6.5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$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1" calcext:value-type="float">
            <text:p>$4.4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$0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91" calcext:value-type="float">
            <text:p>$25.9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99" calcext:value-type="float">
            <text:p>$23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33" calcext:value-type="float">
            <text:p>$22.3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06" calcext:value-type="float">
            <text:p>$22.0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65" calcext:value-type="float">
            <text:p>$19.6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2" calcext:value-type="float">
            <text:p>$19.4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1" calcext:value-type="float">
            <text:p>$9.8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Top 100 Simplified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3 VBA Programming with XML and AS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38" calcext:value-type="float">
            <text:p>$50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9" calcext:value-type="float">
            <text:p>$2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19" calcext:value-type="float">
            <text:p>-$25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84" calcext:value-type="float">
            <text:p>$32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06" calcext:value-type="float">
            <text:p>$24.0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$23.6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$22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11" calcext:value-type="float">
            <text:p>$14.1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9.69" calcext:value-type="float">
            <text:p>-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65" calcext:value-type="float">
            <text:p>$16.6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$4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7" calcext:value-type="float">
            <text:p>$27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$23.0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25" calcext:value-type="float">
            <text:p>$20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41" calcext:value-type="float">
            <text:p>$18.41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$18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$17.2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5" calcext:value-type="float">
            <text:p>$16.4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84" calcext:value-type="float">
            <text:p>$15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$14.4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9" calcext:value-type="float">
            <text:p>$13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$12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$9.0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9" calcext:value-type="float">
            <text:p>$8.5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2.74" calcext:value-type="float">
            <text:p>-$22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Miracles Made Easy: Mr. Excel Reveals 25 Amazing Things You Can Do with the New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5" calcext:value-type="float">
            <text:p>$22.4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5" calcext:value-type="float">
            <text:p>$18.8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08" calcext:value-type="float">
            <text:p>$17.0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09" calcext:value-type="float">
            <text:p>$12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94.47" calcext:value-type="float">
            <text:p>$94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76" calcext:value-type="float">
            <text:p>$50.7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62" calcext:value-type="float">
            <text:p>$25.6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5" calcext:value-type="float">
            <text:p>$25.1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83" calcext:value-type="float">
            <text:p>$22.8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$21.7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$19.3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$15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22" calcext:value-type="float">
            <text:p>$15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18" calcext:value-type="float">
            <text:p>$15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$14.9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27" calcext:value-type="float">
            <text:p>-$25.2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6" calcext:value-type="float">
            <text:p>$14.6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$13.9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$13.6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6" calcext:value-type="float">
            <text:p>$13.1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6" calcext:value-type="float">
            <text:p>$12.9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63" calcext:value-type="float">
            <text:p>$12.6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5 for Windows Power Programming Techniqu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$2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$6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$6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97 Programming for Window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99" calcext:value-type="float">
            <text:p>$2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3" calcext:value-type="float">
            <text:p>$27.9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$14.2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4" calcext:value-type="float">
            <text:p>$7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$5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$5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$5.2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Data Analysi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$5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 Accountants: Tips, Tricks &amp;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 Scientists and Engineers: Numerical Method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$46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07" calcext:value-type="float">
            <text:p>$13.0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Gurus Gone Wild: Do the IMPOSSIBLE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Hacks: Tips &amp; Tools for Streamlining Your Spreadshee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$31.4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17" calcext:value-type="float">
            <text:p>$14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$13.4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14" calcext:value-type="float">
            <text:p>$11.14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Excel&lt;sup&gt;&amp;#174;&lt;/sup&gt;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75" calcext:value-type="float">
            <text:p>$23.75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$27.00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Farberware Restaurant Pro 12-Inch Open Skill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5" calcext:value-type="float">
            <text:p>$34.5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Fiesta de Tambores / Manos de Sed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Financial Modeling Using Excel and VBA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$59.8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Financial Modelling in Practice: A Concise Guide for Intermediate and Advanced Level with CD ROM (The Wiley Fina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$75.60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Fireproo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Fly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Fonda-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Foot Baths - Heated foot ba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$99.9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Former 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Formulas and Functions with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Frontier Psychiat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Fundamentals of Corporate Finance Alternate Value 8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9.52" calcext:value-type="float">
            <text:p>$139.52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Galactic Civilizations II: Game of the Ye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Garmin nuvi 260 3.5-Inch Portable GPS Navig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7.38" calcext:value-type="float">
            <text:p>$147.3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Garmin Portable Friction Dashboard Mount for nÃ¼vi Series and StreetPilot C5XX Series GPS Navigators (C530, C550, and C580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$29.44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ates of Prayer: The New Union Prayer Book (Weekends, Sabbaths, and Festival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ateways to Algebra and Geomet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7" calcext:value-type="float">
            <text:p>$2.8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GE/SANYO NTG12SETGEN Eneloop NiMH Rechargable Batteries w/ Charg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Gerber 06050 Ultralight LST Folding Knife with Fine Bla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5" calcext:value-type="float">
            <text:p>$12.8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et a Grip on Physic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Ghostbusters: The Video Ga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99" calcext:value-type="float">
            <text:p>$35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Ghosts I-IV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imme My Money Back: Your Guide to Beating the Financial Cri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6" calcext:value-type="float">
            <text:p>$10.36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Glass: Songs From Liquid D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Gleem Sodium Fluoride Anticavity Toothpaste, 6.4-Ounce Tubes (Pack of 1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24" calcext:value-type="float">
            <text:p>$24.24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Gone Tomorrow: A Reacher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ood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$3.2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oogle SketchUp Cookbook: Practical Recipes and Essential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got bacon? Women's tee Shirt in 6 Colors Small thru X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Gotta Be Fre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Baby</text:p>
          </table:table-cell>
          <table:table-cell office:value-type="string" calcext:value-type="string">
            <text:p>Graco Backless TurboBooster Car Seat in Chatte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8" calcext:value-type="float">
            <text:p>$39.98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Grand Ol' Gang 500 pc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randpa Had a Long One: Personal Notes on the Life, Career &amp; Legacy of Benny Bell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$39.9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Guide to Financial Reporting and Analy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0.02" calcext:value-type="float">
            <text:p>$70.02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Hanro Inkas Chemise Sleepwear (Medium Vanill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$130.0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Happy Birthday (as made famous by The Beatl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ead First Aja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3" calcext:value-type="float">
            <text:p>$9.83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Heartach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He'll Have To G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Heroes Are Hard to F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igh Probability Trading Strategies: Entry to Exit Tactics for the Forex, Futures, and Stock Markets (Wiley Trad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$44.1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Hips Don't Lie (featuring Wyclef Je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istory: A Very Short Introduction (Very Short Introduc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56" calcext:value-type="float">
            <text:p>$9.56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HK1 Hydrokinetic Adjustable Wrench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$50.00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Honeywell 2074 .35 Cubic Foot Top-Opening Anti-Theft Drawer Sa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1.98" calcext:value-type="float">
            <text:p>$61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Make Money in Stocks: <text:s/>A Winning System in Good Times and Bad, Fourth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3.06" calcext:value-type="float">
            <text:p>$23.0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81" calcext:value-type="float">
            <text:p>$24.8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04" calcext:value-type="float">
            <text:p>$11.0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9" calcext:value-type="float">
            <text:p>$10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How to Trade in Sto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6" calcext:value-type="float">
            <text:p>$22.7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HP 564xl Black Ink Cartridge (CB321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HP 564xl Cyan Ink Cartridge (CB323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HP 564xl Magenta Ink Cartridge (CB324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HP 564xl Yellow Ink Cartridge (CB325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HP 6 Ft Firewire Cable 6 Pin To 6 P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Human Smoke: The Beginnings of World War II, the End of Civil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$9.7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 Am A Man Of Constant Sorr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 Am Weary (Let Me Res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 Can't Help Myself (Sugar Pie, Honey Bunc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I Love Bacon Custom Wristban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 Told You I Was Freak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f I Only Had A Bra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f... (Questions For The Game of Lif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2" calcext:value-type="float">
            <text:p>$9.32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iLive IS208B Stereo Speaker System with iPod Dock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$29.9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I'm Not Dead (Main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mperial Life in the Emerald City: Inside Iraq's Green Zone (Vinta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In Bocca al Lup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Infinite Je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nformation Dashboard Design: The Effective Visual Communication of Dat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Into the Labyrin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INTUOS3 Grip Pen Accessory K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$24.4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nvestment Banking Explained: An Insider's Guide to the Indust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nvestment Banking: Valuation, Leveraged Buyouts, and Mergers and Acquisitions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$50.40</text:p>
          </table:table-cell>
        </table:table-row>
        <table:table-row table:style-name="ro2">
          <table:table-cell office:value-type="string" calcext:value-type="string">
            <text:p>Watches</text:p>
          </table:table-cell>
          <table:table-cell office:value-type="string" calcext:value-type="string">
            <text:p>Invicta Men's Pro Diver Collection Automatic Silver-Tone Watch #229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$119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Iomega Prestige 1 TB USB 2.0 Desktop External Hard Drive 34275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4.99" calcext:value-type="float">
            <text:p>$10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iPhone Fully Load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.M. Coetzee: South Africa and the Politics of Writing (Perspectives on Southern Afric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</table:table-row>
        <table:table-row table:style-name="ro2">
          <table:table-cell office:value-type="string" calcext:value-type="string">
            <text:p>Cell Phones &amp; Service</text:p>
          </table:table-cell>
          <table:table-cell office:value-type="string" calcext:value-type="string">
            <text:p>Jabra BT125 Bluetooth Headset , Black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7.26" calcext:value-type="float">
            <text:p>$37.2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.98" calcext:value-type="float">
            <text:p>$19.9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-2" calcext:value-type="float">
            <text:p>-2</text:p>
          </table:table-cell>
          <table:table-cell office:value-type="float" office:value="-19.98" calcext:value-type="float">
            <text:p>-$1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32" calcext:value-type="float">
            <text:p>$20.3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21" calcext:value-type="float">
            <text:p>$18.2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9" calcext:value-type="float">
            <text:p>$16.5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$13.6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72" calcext:value-type="float">
            <text:p>$17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$14.4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33" calcext:value-type="float">
            <text:p>$14.3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6" calcext:value-type="float">
            <text:p>$13.4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16" calcext:value-type="float">
            <text:p>$12.1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8" calcext:value-type="float">
            <text:p>$11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22" calcext:value-type="float">
            <text:p>$11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9" calcext:value-type="float">
            <text:p>$9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4" calcext:value-type="float">
            <text:p>$9.0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8" calcext:value-type="float">
            <text:p>$7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K-del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Ken Jennings's Trivia Almanac: 7,777 Questions in 365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Kensington Easy Riser Cooling Notebook Stand (K60112U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Khet - Eye of Horus Beamsplitter Expansion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1" calcext:value-type="float">
            <text:p>$14.61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Khet: The Laser Ga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$32.50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Kidz Gear Headphones For Kid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5.98" calcext:value-type="float">
            <text:p>$35.98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Kindle 2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Kindle 2: Amazon's New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</table:table-row>
        <table:table-row table:style-name="ro2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$299.0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Kingston DataTraveler 4 GB USB 2.0 Flash Drive DTI/4G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49" calcext:value-type="float">
            <text:p>$11.4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Kingston Technology MBLY/8GB 8GB Mobility Multi Kit (Black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9.96" calcext:value-type="float">
            <text:p>$39.96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Koyaanisqatsi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Laia Ladaia (Reza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Lapinh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Large Bag of Bones - 10 Pounds (BONES1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5.72" calcext:value-type="float">
            <text:p>$65.72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Lean On Me (Single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Learn Excel 2007 Essential Skills with the Smart Method: Courseware Tutorial for Self-Instruction to Beginner and Intermediate Le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Learn Excel from Mr. Excel: 277 Excel Mysteries Solv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67" calcext:value-type="float">
            <text:p>$11.67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LEATHER BRIEFCA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$15.95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LEGO Bat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88" calcext:value-type="float">
            <text:p>$26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Let the Great World Spin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$7.5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Levi's Men's 550 Big &amp; Tall Relaxed Fit Jean, Medium Stonewash, 56x30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Leviton 612-6260M-00W Decora 60-30-20-10 Preset Minute Electronic Timer, Whit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9.98" calcext:value-type="float">
            <text:p>$4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Life Is a Verb: 37 Days to Wake Up, Be Mindful, and Live Intentionall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11" calcext:value-type="float">
            <text:p>$8.11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Live at the Wol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MAC brand Santoku Knife w/Bolster (#MSK65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$82.00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Mahjong Quest: An Epic Tale of Tile Match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ake the Winning Bid: Bidding Guidelines for the Advancing Play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$14.3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Manfrotto 681B Professional Aluminum Monopod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$59.9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Marc by Marc Jacobs Totally Turnlock Posh Shoudler Bag Tote Li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9.99" calcext:value-type="float">
            <text:p>$4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astering VBA for Microsoft Office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Maxell 2025 Lithium Button Cell Batte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$3.7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e, Myself, and Bob: A True Story About Dreams, God, and Talking Vegetabl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MEG: Hell's Aquari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Mental Clarity 60 VegiCa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7" calcext:value-type="float">
            <text:p>$20.9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Merriweather Post Pavil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Metal Pealess Waterproof Whistle</text:p>
          </table:table-cell>
          <table:table-cell office:value-type="string" calcext:value-type="string">
            <text:p>Third Party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$18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hael Freeman's Perfect Exposure: The Professional's Guide to Capturing Perfect Digital Photograph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Excel 2003 Inside Out (Microsoft Office Excel Inside Ou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Outlook <text:s/>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8" calcext:value-type="float">
            <text:p>$5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Access 2003 Forms, Reports, and Queries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7" calcext:value-type="float">
            <text:p>$19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39" calcext:value-type="float">
            <text:p>$30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$3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$3.6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6" calcext:value-type="float">
            <text:p>$6.6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$1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$0.9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$28.1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$4.0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&amp; Macro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3 Charts &amp; List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2007 Charts &amp; Tabl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Microsoft EXCEL 97/ Visual Basic Step-by-Step Book &amp; Dis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Excel and Access Integration: With Microsoft Office 20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2" calcext:value-type="float">
            <text:p>$21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Access 2003: Comprehensive Concepts and Techniques, CourseCard Edition (Shelly Cashm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Formulas &amp;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$6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64" calcext:value-type="float">
            <text:p>$18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PowerPoint 2003: Comprehensive Concepts and Techniques, CourseCar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ffice Word 2003: Comprehensive Concepts and Techniques, CourseCard Edition (Shelly Cashman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utlook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Outlook 2007 Calendar, Contacts, Task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7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Project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$26.4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SQL Server 2005 Unleash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VBScript: Step by Ste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54" calcext:value-type="float">
            <text:p>$14.5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Visio 2007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Word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Word 2003 Macros &amp; Templat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06" calcext:value-type="float">
            <text:p>$20.06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Midsomer Murders: Set 1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35" calcext:value-type="float">
            <text:p>$30.35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Miffy and Friends: Miffy's School D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$4.01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Ministry of Sound: Annual 2009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LA Handbook for Writers of Research Papers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52" calcext:value-type="float">
            <text:p>$15.52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Monsters, Inc. (4-Disc Edition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Mountain Music Of Kentucky [2-CD Se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Moustache - Six W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$1.98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MPI Outdoors "You Can Survive" Compact-Outdoor Survival Stoge and Supplemen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AR-B-Q Outdoor Patio Chair C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eer Deluxe Bottling Syste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Mr. Blue Sky (Album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Mr. Penumbra's Twenty-Four-Hour Book Sto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$0.8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82" calcext:value-type="float">
            <text:p>$96.8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$96.6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4.11" calcext:value-type="float">
            <text:p>$94.1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9" calcext:value-type="float">
            <text:p>$93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8" calcext:value-type="float">
            <text:p>$93.78</text:p>
          </table:table-cell>
        </table:table-row>
        <table:table-row table:style-name="ro2">
          <table:table-cell office:value-type="string" calcext:value-type="string">
            <text:p>Video On Demand Videos</text:p>
          </table:table-cell>
          <table:table-cell office:value-type="string" calcext:value-type="string">
            <text:p>My Best Friend's Gir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y Book of Color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My First Book Of Cutt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Naqoyqatsi (Original Motion Picture Soundtr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Nerd Gla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$5.9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Netgear Digital Entertainer Live Wireless USB Adapter for EVA2000 Digital Entertainer L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4" calcext:value-type="float">
            <text:p>$36.94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Neurosmith Together Tunes Musical Play Blo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Never Eat Alone: And Other Secrets to Success, One Relationship at a Ti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82" calcext:value-type="float">
            <text:p>$14.8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New and Selected Poems: Volume O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$19.80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New Chapter - Every Woman's One Daily, 90 table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95" calcext:value-type="float">
            <text:p>$35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Night (Oprah's Book Club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Night of Thunder: A Bob Lee Swagger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Nintendo Wii Fit Board Anti-Slip Grip Foot Pad Silicone Skin - Bl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No 15 Color Return Prog Print Cartridg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3" calcext:value-type="float">
            <text:p>$21.9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No Logo: 10th Anniversary Edition with a New Introduction by the Auth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Norelco NT9110 Nose &amp; Ear Hair Trimm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Not Just the Best of the Larry Sanders Sh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NurtureShock: New Thinking About Childre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OCTO Metal Stand for Amazon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ffice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ffice 2007 Library: Excel 2007 Bible, Access 2007 Bible, PowerPoint 2007 Bible,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1.34" calcext:value-type="float">
            <text:p>$91.3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ffice and SharePoint 2007 User's Guide: Integrating SharePoint with Excel, Outlook, Access and Word (Expert's Voi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Oh M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n Combat, The Psychology and Physiology of Deadly Conflict in War and in Pe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n Killing: The Psychological Cost of Learning to Kill in War and Socie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ne Magical Sunday: (But Winning Isn't Everyth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One-pound Muscle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ptimal Portfolio Modeling, CD-ROM includes Models Using Excel and R: Models to Maximize Returns and Control Risk in Excel and R (Wiley Trading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Optimum Nutrition Gold Standard 100% Whey, Double Rich Chocolate, 5.15-Pound Tu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45" calcext:value-type="float">
            <text:p>$39.4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Original Apple USB Power Adapter for iPod, iPhone, iPhone 3G and iPhone 3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65" calcext:value-type="float">
            <text:p>$8.65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Our Lady Queen of the Angel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ut of Eden: The Peopling of the Wor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3" calcext:value-type="float">
            <text:p>$11.7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Outlook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$2.33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Oxo Good Grips Professional 6-1/2-Inch Santoku Kn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Package of 10 Replacement Kenmore Micro Bags Upright Model 5068,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$21.9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Paddy's Pub Flipadelphia Flip Cup Tournament T-Shirt (Sma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Pa-Kumpa!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aper Tow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erdido Street St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3" calcext:value-type="float">
            <text:p>$6.73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Perfect Dark Zero Limited Collector's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ets Go Pop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</table:table-row>
        <table:table-row table:style-name="ro2">
          <table:table-cell office:value-type="string" calcext:value-type="string">
            <text:p>Pet Supplies</text:p>
          </table:table-cell>
          <table:table-cell office:value-type="string" calcext:value-type="string">
            <text:p>PetSafe Outdoor Ultrasonic Bark Deterr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49" calcext:value-type="float">
            <text:p>$34.49</text:p>
          </table:table-cell>
        </table:table-row>
        <table:table-row table:style-name="ro2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Philips Norelco T780 Rechargeable Vacuum Trimm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99" calcext:value-type="float">
            <text:p>$25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nk Brain, Blue Brain: How Small Differences Grow Into Troublesome Gaps -- And What We Can Do About 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8" calcext:value-type="float">
            <text:p>$17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Play It Again, Sh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$1.83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Polaroid PoGo Instant Mobile Prin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Polaroid Zink Media 30-Pack for PoGo Instant Mobile Prin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ossession: A Ro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ower Excel 2007 with MrExcel (Video Training) (LiveLess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owerPoint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epare for Surgery, Heal Fas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inciples of Finance with Excel: Includes C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7.23" calcext:value-type="float">
            <text:p>$67.2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 C# 2008 and the .NET 3.5 Platform, Fourth Edition (Windows.Net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09" calcext:value-type="float">
            <text:p>$42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8" calcext:value-type="float">
            <text:p>$27.4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Python Programming for the Absolute Beg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Quabaug Corp. Barge Cement Quar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8.56" calcext:value-type="float">
            <text:p>$48.5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Quantitative Trading Strategies: Harnessing the Power of Quantitative Techniques to Create a Winning Trading Program (McGraw-Hill Traders Edg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$40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Quantum Physics For Dummies (For Dummies (Math &amp; Scie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$0.29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QuickBooks Simple Start 2009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Raditude (Amazon MP3 Deluxe Exclusive Vers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ags of My Soul: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$1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aising Jak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7" calcext:value-type="float">
            <text:p>$7.47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Rambo [Blu-ray]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28" calcext:value-type="float">
            <text:p>$13.28</text:p>
          </table:table-cell>
        </table:table-row>
        <table:table-row table:style-name="ro2">
          <table:table-cell office:value-type="string" calcext:value-type="string">
            <text:p>Magazine Subscriptions</text:p>
          </table:table-cell>
          <table:table-cell office:value-type="string" calcext:value-type="string">
            <text:p>Ranger Ri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eading Financial Reports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easons for and Advantages of Breathing: Stories (P.S.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Redi Shade 3102496 Fabric Window Shade 36-by-72-Inch, Whi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$9.44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Reflections 60 by 120-Inch Oblong / Rectangle Tablecloth, Merl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07" calcext:value-type="float">
            <text:p>$31.0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eharmonization Techniques (Berklee Method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Rehearsals for Depar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8" calcext:value-type="float">
            <text:p>$11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estless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RibbonX: Customizing the Office 2007 Ribb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Road to the Ri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Rogue For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Roll 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Rompe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Rosel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Roundab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Rubbermaid 7J18 Durable 3-Piece Canister Set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7.1" calcext:value-type="float">
            <text:p>$27.10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ad Man Happy M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Saint Anthony, Patron Saint of Bac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81" calcext:value-type="float">
            <text:p>$7.81</text:p>
          </table:table-cell>
        </table:table-row>
        <table:table-row table:style-name="ro2">
          <table:table-cell office:value-type="string" calcext:value-type="string">
            <text:p>Beauty</text:p>
          </table:table-cell>
          <table:table-cell office:value-type="string" calcext:value-type="string">
            <text:p>Salve 1 oz. by Clover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Sanitarium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ANYO eneloop 4 Pack AA NiMH Pre-Charged Rechargeable Batter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$12.71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aturday Night Live - The Best of Steve Marti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chool Da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chool Day (Ring Ring Goes The Bell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cosche sleekSYNC Retractable USB 2.0 cable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$17.54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eagate FreeAgent Go Dock and Case 100521233 (Silver/Whit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5" calcext:value-type="float">
            <text:p>$22.85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eeing and Savoring Jesus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elling a Practice - Straightforward Answers to Tough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$4.8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ennheiser HD 205 Studio Monitor DJ Headphones w/ Swivel Ear Cu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$39.80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Serfas Stop Sign Bicycle Taillight (R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Seventh Generation Training Pants, 3t-4t, (32-40 Lbs), 26-count Packages (Pack of 4) (104 Training Pan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$45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harpening the Warriors Edge: The Psychology &amp; Science of Trai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Sid Meier's Civilization IV: Colon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IIG CB-SA0111-S1 3.3-Feet Serial ATA External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2" calcext:value-type="float">
            <text:p>$9.82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Simple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$12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imply Christian: Why Christianity Makes Sen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ix Days, Seven Nigh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Smart A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$19.68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Solaray - Empty Gelatin Capsules Size 000 100 C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$5.68</text:p>
          </table:table-cell>
        </table:table-row>
        <table:table-row table:style-name="ro2">
          <table:table-cell office:value-type="string" calcext:value-type="string">
            <text:p>Pet Supplies</text:p>
          </table:table-cell>
          <table:table-cell office:value-type="string" calcext:value-type="string">
            <text:p>Solid Gold Chicken, Turkey, White Fish and Liver Formul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94" calcext:value-type="float">
            <text:p>$26.94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Sony LCS-CST General Purpose Soft Carrying Case for Slim Cybershot Digital Camer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$8.70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Soul's Des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pace Oddity (1999 Digital Remas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pectacular Sins: And Their Global Purpose in the Glory of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Starfrit Manual Food Process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5.36" calcext:value-type="float">
            <text:p>$35.3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tatistical Analysis with Excel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</table:table-row>
        <table:table-row table:style-name="ro2">
          <table:table-cell office:value-type="string" calcext:value-type="string">
            <text:p>Jewelry</text:p>
          </table:table-cell>
          <table:table-cell office:value-type="string" calcext:value-type="string">
            <text:p>Sterling Silver Filigree Circle Pendant, 18"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$35.00</text:p>
          </table:table-cell>
        </table:table-row>
        <table:table-row table:style-name="ro2">
          <table:table-cell office:value-type="string" calcext:value-type="string">
            <text:p>Jewelry</text:p>
          </table:table-cell>
          <table:table-cell office:value-type="string" calcext:value-type="string">
            <text:p>Sterling Silver Marcasite &amp; Garnet-Colored Glass Teardrop Earr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$39.0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Street Fighter IV Collector's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treets Of Lared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tudent Study Guide for Bi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3.72" calcext:value-type="float">
            <text:p>$63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ubstitute Teaching from A to Z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Sung by Alfred Sung for Women 3.4 oz Eau de Toilette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16" calcext:value-type="float">
            <text:p>$23.1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uper Crunchers: Why Thinking-By-Numbers is the New Way To Be Smar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8" calcext:value-type="float">
            <text:p>$10.98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uper Why!: Jack and the Beanstalk &amp; Other Story Book Adventur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$8.33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Superman - The Animated Series, Volume Two (The New Superman Adventures) (DC Comics Classic Collec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upermo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Surely You're Joking, Mr. Feynman! (Adventures of a Curious Charact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1" calcext:value-type="float">
            <text:p>$4.21</text:p>
          </table:table-cell>
        </table:table-row>
        <table:table-row table:style-name="ro2">
          <table:table-cell office:value-type="string" calcext:value-type="string">
            <text:p>Office Products</text:p>
          </table:table-cell>
          <table:table-cell office:value-type="string" calcext:value-type="string">
            <text:p>Swingline 747 Polished Chrome Classic Desk Stapler (S7074720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$19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Sympathy For The Devi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agalog (Spoken Worl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ake Me Ho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Taylor Commercial Waterproof Digital Thermome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Excel 2003 (Teach Yourself VISUALLY (Tech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Microsoft Word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PowerPoint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equila (Original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errapin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</table:table-row>
        <table:table-row table:style-name="ro2">
          <table:table-cell office:value-type="string" calcext:value-type="string">
            <text:p>Pet Supplies</text:p>
          </table:table-cell>
          <table:table-cell office:value-type="string" calcext:value-type="string">
            <text:p>TetraMin Flakes, 2.20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exas Instruments TI1795SV Solar Calcul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7 Principles of Fat Burning: Get Healthy, Lose Weight and Keep It Off!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47" calcext:value-type="float">
            <text:p>$12.4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16" calcext:value-type="float">
            <text:p>16</text:p>
          </table:table-cell>
          <table:table-cell office:value-type="float" office:value="47.84" calcext:value-type="float">
            <text:p>$47.84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9" calcext:value-type="float">
            <text:p>9</text:p>
          </table:table-cell>
          <table:table-cell office:value-type="float" office:value="26.91" calcext:value-type="float">
            <text:p>$26.91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$8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Adobe Photoshop Lightroom 2 Book for Digital Photographers (Voices That Mat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Apart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Art of Exotic Dancing for Everyday Women 3 DVD Set! Core Moves, Develop Your Routine, and Chair Danc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Beatles Stereo Box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9.99" calcext:value-type="float">
            <text:p>$17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Bush Boom: How a Misunderestimated President Fixed a Broken Econom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Byt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Cattle Cal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Complete Idiot's Guide to Writing Erotic Roma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Consolations of Philosoph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Definitive Collec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Drunkard's Walk: How Randomness Rules Our Liv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Echo Mak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Elements of Style (Text to the Original Edition of 1918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$6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$5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Emperor's Club (Widescreen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Everything Word Scramble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The Extraordinary Lead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$1.2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ermata (Vintage Blu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$0.13</text:p>
          </table:table-cell>
        </table:table-row>
        <table:table-row table:style-name="ro2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BPA Free Starter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Slow - Medium Flow Nipple - 2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$13.95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Food of a Younger L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$18.4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$17.8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Girl Who Played with Fi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$12.7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Grappler's Book of Strangles and Chok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$11.62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Greatest Hits Of Sergio Mendes And Brasil '66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Insider: Music From The Motion Pictu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$2.0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Instant Millionaire: A Tale of Wisdom and Weal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Last Tycoons: The Secret History of Lazard FrÃ¨res &amp; Co.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6" calcext:value-type="float">
            <text:p>$11.56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Magic School Bus - Holiday Spec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$4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arch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05" calcext:value-type="float">
            <text:p>$3.0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arlinspike Sail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Middle of Thing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$2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iddle Temple Murder by J.S. Fletcher by J.S. Fletch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$4.2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Mosquito Co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$3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Name of the Rose: including the Author's Postscrip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Ninth Ga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The Online Millionaire: Strategies for Building a Web-Based Empire on eBay and Beyo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$2.4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he Out-of-Town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Paradox of Choice: Why More Is L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$9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Piano Tun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Platinum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$4.3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PowerScore GMAT Critical Reasoning Bible: A Comprehensive System for Attacking the GMAT Critical Reasoning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PowerScore GMAT Sentence Correction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Prize: The Epic Quest for Oil, Money and Pow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R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$88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Race...from Pit Row to Victory La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2" calcext:value-type="float">
            <text:p>$13.2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Red Queen: Sex and the Evolution of Human Na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Restaurant Managers Handbook: How to Set Up, Operate, and Manage a Financially Successful Food Service Oper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4.97" calcext:value-type="float">
            <text:p>$54.9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Sea to the Nor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$2.6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$0.9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ongl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he Soul Jazz Legacy - CTI: The Master Collection Volum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8" calcext:value-type="float">
            <text:p>$12.9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Splicing Handbook: Techniques for Modern and Traditional Ropes, Seco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86" calcext:value-type="float">
            <text:p>$11.86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Story of the Gho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Three Marriages: Reimagining Work, Self and Relationshi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$6.98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e Total Brain Work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E ULTIMATE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$19.41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Visual Display of Quantitative Information, 2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$28.8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World on Sunday : Graphic Art in Joseph Pulitzer's Newspaper (1898 - 191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$33.7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he Worst Journey in the World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$12.24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hermaltake Sata HDD USB Docking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ThinkFun Gordians Kn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is Is Not a Game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Thomas &amp; Friends Wooden Railway - 6-1/2 Inch Single Curved Switch Track (2 piec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horn Quee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7" calcext:value-type="float">
            <text:p>$4.4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$13.4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ime Bandits (Criterion Collection Spine #37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7" calcext:value-type="float">
            <text:p>$8.9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o the Golden Shore: The Life of Adoniram Juds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$13.6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Toccata and Fugue in D minor, BWV 565/Toccata (Instrument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Tommy Bahama By Tommy Bahama For Men. Cologne Spray 3.4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8" calcext:value-type="float">
            <text:p>$32.9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ranscend 16 GB SDHC SD Class 6 Flash Memory Card TS16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9" calcext:value-type="float">
            <text:p>$26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ranscend 8 GB SDHC SD Class 6 Flash Memory Card TS8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Transforming Performance Measurement: Rethinking the Way We Measure and Drive Organizational Succ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$3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rendyDigital MaxGuard Leather Cover + WaterGuard Waterproof Case for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T-Rex Timber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6" calcext:value-type="float">
            <text:p>$21.66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Trojan SUPRA Lubricated: 18-Pack of Condo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$21.85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Tuff Tur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TurboTax Home &amp; Business Federal + State + eFile 200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7.15" calcext:value-type="float">
            <text:p>$47.15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Twilight (The Twilight Saga, Book 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$6.59</text:p>
          </table:table-cell>
        </table:table-row>
        <table:table-row table:style-name="ro2">
          <table:table-cell office:value-type="string" calcext:value-type="string">
            <text:p>Health &amp; Personal Care</text:p>
          </table:table-cell>
          <table:table-cell office:value-type="string" calcext:value-type="string">
            <text:p>TwinLab B-12 Dots Vitamin B-12 Tablets, 5000 mcg, 60-Count Bottles (Pack of 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55" calcext:value-type="float">
            <text:p>$24.55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U and I: A True Sto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$3.50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Ultra 2008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Up (4 Disc Combo Pack with Digital Copy and DVD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Upa Neguinh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USB Data Cable + Rapid Car Charger With IC Chip For LG VX9100 EnV2, VX8610 Decoy, AX300, AX830 Glimmer, LX400 Blue, LX400 Burgundy, UX300 Cell Phone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8.34" calcext:value-type="float">
            <text:p>$8.34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USB INTERCOOLER 4 COOLING FAN + HDMI CABLE for SONY PS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45" calcext:value-type="float">
            <text:p>$9.45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UTG Airsoft Foldable Target With Zippered Mesh Pellet Tra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$19.00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Valor's Tr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Vantec NexStar 3 NST-360U2-BK 3.5-Inch IDE to USB 2.0 External Hard Drive Enclosure (Onyx 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99" calcext:value-type="float">
            <text:p>$30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ault Career Guide to Investment Banking, 6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ault Guide to Finance Interviews,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BA and Macros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bscrip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4.95" calcext:value-type="float">
            <text:p>$74.95</text:p>
          </table:table-cell>
        </table:table-row>
        <table:table-row table:style-name="ro2">
          <table:table-cell office:value-type="string" calcext:value-type="string">
            <text:p>Tools &amp; Hardware</text:p>
          </table:table-cell>
          <table:table-cell office:value-type="string" calcext:value-type="string">
            <text:p>Vector VEC 024B 400-Watt D/C to A/C Power Inverter with Power Level Me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99" calcext:value-type="float">
            <text:p>$4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ictory Point: Operations Red Wings and Whalers - the Marine Corps' Battle for Freedom in Afghanist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13" calcext:value-type="float">
            <text:p>$17.13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Vinturi Essential Wine Aerat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1.88" calcext:value-type="float">
            <text:p>$31.8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</table:table-row>
        <table:table-row table:style-name="ro2">
          <table:table-cell office:value-type="string" calcext:value-type="string">
            <text:p>Automotive</text:p>
          </table:table-cell>
          <table:table-cell office:value-type="string" calcext:value-type="string">
            <text:p>Wagan Twin USB/DC Cup Holder Adap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7" calcext:value-type="float">
            <text:p>$9.3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ake Of The Flo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Wake Your Daughter U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12" calcext:value-type="float">
            <text:p>$6.12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all Street Lingo: Thousands of Investment Terms Explained Simp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Wanted: Dead or Aliv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$18.88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Western Digital 1 TB Caviar Green SATA Intellipower 32 MB Cache Bulk/OEM Desktop Hard Drive WD10EADS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99" calcext:value-type="float">
            <text:p>$84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hat I Learned Losing a Million Dolla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</table:table-row>
        <table:table-row table:style-name="ro2">
          <table:table-cell office:value-type="string" calcext:value-type="string">
            <text:p>Kindle eBooks</text:p>
          </table:table-cell>
          <table:table-cell office:value-type="string" calcext:value-type="string">
            <text:p>What the Storm Mea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What Would Bacon Do Folder with Sp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</table:table-row>
        <table:table-row table:style-name="ro2">
          <table:table-cell office:value-type="string" calcext:value-type="string">
            <text:p>DVD</text:p>
          </table:table-cell>
          <table:table-cell office:value-type="string" calcext:value-type="string">
            <text:p>What's Eating Gilbert Grape (Special Collector's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hen Genius Failed: The Rise and Fall of Long-Term Capital Manage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7" calcext:value-type="float">
            <text:p>$10.47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en Summer Turns To Sn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ere The Sun Don't S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Who S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$1.29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Willie and the Whe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Winegard SS-3000 Amplified Indoor UHF/VHF Anten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99" calcext:value-type="float">
            <text:p>$50.99</text:p>
          </table:table-cell>
        </table:table-row>
        <table:table-row table:style-name="ro2">
          <table:table-cell office:value-type="string" calcext:value-type="string">
            <text:p>Kitchen &amp; Housewares</text:p>
          </table:table-cell>
          <table:table-cell office:value-type="string" calcext:value-type="string">
            <text:p>Winware 3-Ply Stainless Steel 12 Inch Fry Pan with Silicone Slee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9.99" calcext:value-type="float">
            <text:p>$49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4" calcext:value-type="float">
            <text:p>$46.14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itch on the Water</text:p>
          </table:table-cell>
          <table:table-cell office:value-type="string" calcext:value-type="string">
            <text:p>Amazon.com</text:p>
          </table:table-cell>
          <table:table-cell office:value-type="float" office:value="5" calcext:value-type="float">
            <text:p>5</text:p>
          </table:table-cell>
          <table:table-cell office:value-type="float" office:value="46.6" calcext:value-type="float">
            <text:p>$46.6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olf Hall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$11.00</text:p>
          </table:table-cell>
        </table:table-row>
        <table:table-row table:style-name="ro2">
          <table:table-cell office:value-type="string" calcext:value-type="string">
            <text:p>Apparel &amp; Accessories</text:p>
          </table:table-cell>
          <table:table-cell office:value-type="string" calcext:value-type="string">
            <text:p>Woolrich Men's Wool Railroad Vest, NO COLOR, Size 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$65.00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$6.0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ordPres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orking with Difficult People (Worksmart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$5.30</text:p>
          </table:table-cell>
        </table:table-row>
        <table:table-row table:style-name="ro2">
          <table:table-cell office:value-type="string" calcext:value-type="string">
            <text:p>Toys &amp; Games</text:p>
          </table:table-cell>
          <table:table-cell office:value-type="string" calcext:value-type="string">
            <text:p>Working Wood Trebuchet DIY Kit 17" X 7" X 24"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WOW Hits 2010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69" calcext:value-type="float">
            <text:p>$9.6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riting Excel Macro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8" calcext:value-type="float">
            <text:p>$18.98</text:p>
          </table:table-cell>
        </table:table-row>
        <table:table-row table:style-name="ro2">
          <table:table-cell office:value-type="string" calcext:value-type="string">
            <text:p>Video Games</text:p>
          </table:table-cell>
          <table:table-cell office:value-type="string" calcext:value-type="string">
            <text:p>Xbox 360 Over Ear Head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string" calcext:value-type="string">
            <text:p>XSLT 1.0 Pocket Reference (Pocket Reference (O'Reilly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</table:table-row>
        <table:table-row table:style-name="ro2">
          <table:table-cell office:value-type="string" calcext:value-type="string">
            <text:p>Video On Demand Videos</text:p>
          </table:table-cell>
          <table:table-cell office:value-type="string" calcext:value-type="string">
            <text:p>Year One (R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Year Zer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</table:table-row>
        <table:table-row table:style-name="ro2">
          <table:table-cell office:value-type="string" calcext:value-type="string">
            <text:p>MP3 Downloads</text:p>
          </table:table-cell>
          <table:table-cell office:value-type="string" calcext:value-type="string">
            <text:p>Ye-Me-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</table:table-row>
        <table:table-row table:style-name="ro2">
          <table:table-cell office:value-type="string" calcext:value-type="string">
            <text:p>Sports &amp; Outdoors</text:p>
          </table:table-cell>
          <table:table-cell office:value-type="string" calcext:value-type="string">
            <text:p>YZERMAN 2008 STANLEY CUP #19 Detroit Red Wings RBK Premier NHL Hockey Jersey by Reebok ( NHLPA Certified Custom Sewn Authentic Twi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$180.00</text:p>
          </table:table-cell>
        </table:table-row>
        <table:table-row table:style-name="ro2">
          <table:table-cell office:value-type="string" calcext:value-type="string">
            <text:p>Musical Instruments</text:p>
          </table:table-cell>
          <table:table-cell office:value-type="string" calcext:value-type="string">
            <text:p>Zoom MRT3 Micro Rhythm Trak Drum Mac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75" calcext:value-type="float">
            <text:p>$84.75</text:p>
          </table:table-cell>
        </table:table-row>
      </table:table>
      <table:table table:name="Dat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number-columns-repeated="1019" table:default-cell-style-name="Default"/>
        <table:table-row table:style-name="ro4">
          <table:table-cell table:style-name="ce4" office:value-type="string" calcext:value-type="string">
            <text:p>2009 Amazon Affiliate Income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Product Line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Items Shipped</text:p>
          </table:table-cell>
          <table:table-cell table:style-name="ce2" office:value-type="string" calcext:value-type="string">
            <text:p>Revenue ($)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(1) Dr. Schulze Intestinal Formula #1 Colon Cleanse Laxative - 90 Capsul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09" calcext:value-type="float">
            <text:p>$18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1,000 Artist Journal Pages: Personal Pages and Inspirations (1000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68" calcext:value-type="float">
            <text:p>$15.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100 Minds That Made the Market (Fisher Investments Pres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1001 Natural Wonders You Must See Before You Die: UNESCO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1001 Paintings You Must See Before You Di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13 Pack of HP 02 Compatible Ink Cartridges: 3 Black + 2 Cyan, Magenta, Yellow, Light Cyan, Light Magenta by 4inkjets/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16-Piece Deluxe Watch Opener Tool Kit Repair Pin Rem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$9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2 in 1 USB Retractable Data Cable for Creative Zen Vision V, V Plus, Micro, Micro Photo, Muvo Slim, Xmod, Stone, Neeon 2, Neeon 512mb, Neeon 1gb, Neeo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.66" calcext:value-type="float">
            <text:p>$6.6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2 Over 1 Game Force (The Official Better Brid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2666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2-Channel RC Super Sonic Radio Control Airpla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$21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3D THE BRAIN Miscellaneous Candy Mold Chocola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$2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5 X LED MINI MICRO BLACK KEYCHAIN KEY RING SUPER BRIGHT FLASH LIGHT WHITE LIGH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500+ Sound Effec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808s &amp; Heartbrea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92 Pacific Boulevard (Cedar Cov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Bold Fresh Piece of Human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$15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Charlie Brown Thanksgiving (Peanu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Good Man in Africa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$10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Guide to Microsoft Excel 2007 for Scientists and Engine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$25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A Hundred Things Keep Me Up At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On Demand Videos</text:p>
          </table:table-cell>
          <table:table-cell office:value-type="string" calcext:value-type="string">
            <text:p>A Little Hometow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Madman Dreams of Turing Mach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4" calcext:value-type="float">
            <text:p>$1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A Picture of Nec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A Princess of Land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Revolution In Eating: How the Quest for Food Shaped America (Arts and Traditions of the Tabl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$0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 Week At The Airport: A Heathrow Di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Acai Berry Extreme All-In-One Colon Cleanse, Weight Loss, Antioxidant, Appetite Suppressant, Metabolism Boos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5" calcext:value-type="float">
            <text:p>$32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$18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47" calcext:value-type="float">
            <text:p>$15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Programming by Example with VBA, XML, and ASP (Wordware Database Librar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VBA Bible: For Data-Centric Microsoft Office Applicat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er's Reference (Programmer to Programm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$8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ess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ccount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Accu-Chek-Aviva Test Strips, 50 Test Stri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75" calcext:value-type="float">
            <text:p>$25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AccuSharp 001 Knife Sharpe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dobe Acrobat 9 Classroom in a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ftware</text:p>
          </table:table-cell>
          <table:table-cell office:value-type="string" calcext:value-type="string">
            <text:p>Adobe Acrobat Professional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.99" calcext:value-type="float">
            <text:p>$29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ftware</text:p>
          </table:table-cell>
          <table:table-cell office:value-type="string" calcext:value-type="string">
            <text:p>Adobe Acrobat Standard 9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2.99" calcext:value-type="float">
            <text:p>$24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Adult Brain Costume Ha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Adventure Medical Kits/Tender Corporation QuikClot Travel hemostatic clotting ba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lice's Adventures in Wonderland and Through the Looking Glass (Signet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$3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lison Balter's Mastering Microsoft Office Access 2007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ll New Square Foot Garde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All Things Must Pass [DIGI-PAK EDITION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7" calcext:value-type="float">
            <text:p>$18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Altec Lansing T612 Digital Speaker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Amazing Gr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2 Leather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Amazon Kindle Leather Cover (fits 2nd Generation Kindl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Amongst White Cloud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Amusements in Mathematic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$1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n Abundance of Kather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Animusic - A Computer Animation Video Album (Special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Animusic 2 - A New Computer Animation Video Alb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nnapur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25" calcext:value-type="float">
            <text:p>$30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Antec MX-100 3.5-Inch USB Aluminum Enclosure for SATA Hard Driv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30.25" calcext:value-type="float">
            <text:p>-$30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APC LE1200 1200VA Voltage Regulat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$102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Apple iPhone 3G Stylus Pen (Silver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$1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pplied Statistics (with Microsoft Excel and CD-ROM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rabian Sands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Art Journals and Creative Healing: Restoring the Spirit Through Self-Express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At This Mo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Bacon Air Freshe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$1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Bacon Bandag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Bacon So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Bacon Wall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alanced Scorecards &amp; Operational Dashboards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Battle Stud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Be He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at the Reap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coming a Graphic Designer: A Guide to Careers in Design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73" calcext:value-type="float">
            <text:p>$16.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coming an Interior Designer: A Guide to Careers in Desig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$26.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ginning PivotTables in Excel 2007: From Novice to Professional (Beginning from Novice to Profession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$4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Belkin USB 2.0 4-Port Ultra Mini Hub F5U4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nt Objects: The Secret Life of Everyday Thin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9" calcext:value-type="float">
            <text:p>$6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etter: A Surgeon's Notes on Perfor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4" calcext:value-type="float">
            <text:p>$4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ell Phones &amp; Service</text:p>
          </table:table-cell>
          <table:table-cell office:value-type="string" calcext:value-type="string">
            <text:p>Black Leather Case for Palm Treo 600/ 650/ 680/ 700p/ 700w/ 700x/ 750/ 755p (Horizontal, 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$2.5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79" calcext:value-type="float">
            <text:p>$4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Black OPS - Military TIN Survival 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linding Ligh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65" calcext:value-type="float">
            <text:p>$14.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agazine Subscriptions</text:p>
          </table:table-cell>
          <table:table-cell office:value-type="string" calcext:value-type="string">
            <text:p>Bon Appetit (1-yea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ookkeeping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Born to Be Wi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Boston Legal - Seasons 1-4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Boston Legal: Season F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Braun Clean &amp; Renew Refills (3 P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razilian Jiu-Jitsu: For Experts On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86" calcext:value-type="float">
            <text:p>$21.8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Bread and Ro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reaking the Patterns of Depress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Breathe Right Nasal Strips, Extra, 26-Count Box</text:p>
          </table:table-cell>
          <table:table-cell office:value-type="string" calcext:value-type="string">
            <text:p>Amazon.com</text:p>
          </table:table-cell>
          <table:table-cell office:value-type="float" office:value="4" calcext:value-type="float">
            <text:p>4</text:p>
          </table:table-cell>
          <table:table-cell office:value-type="float" office:value="44.36" calcext:value-type="float">
            <text:p>$44.3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ridge: 25 Ways to Compete in the Bidding (Bridge (Master Point Press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9" calcext:value-type="float">
            <text:p>$12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Bruckner: Die 3 Messen/Masses Nos. 1-3/Les Me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Buffet Hot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Build Me T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uilding Financial Models (McGraw-Hill Finance &amp; Invest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3.96" calcext:value-type="float">
            <text:p>$53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Business Statistics for Competitive Advantage with Excel 2007: Basics, Model Building and Ca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89" calcext:value-type="float">
            <text:p>$35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Cables To Go - 13042 - 25ft Velocity RCA Audio Extension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$16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Chocolate Houndstoot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$6.7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amelBak BPA-Free 0.75-Liter Limited Edition Better Bottle (Ice Win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27" calcext:value-type="float">
            <text:p>$7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andide: Or Optimism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$9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Canon NB-4L Battery Pack for the SD400, SD630, SD600, SD750, SD1000 &amp; TX1 Digital Camer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29" calcext:value-type="float">
            <text:p>$26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anto Tris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Caselogic Neoprene LHDC-1 Portable Hard Drive Case (Dark Gray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asting Crow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$9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Centipede Giant Pro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88" calcext:value-type="float">
            <text:p>$30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9.9" calcext:value-type="float">
            <text:p>$29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Bug Ey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Malibu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Ceramic Drunk Chicken Heads - New!, Southwestern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44.85" calcext:value-type="float">
            <text:p>$44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hange (In The House Of Flies) (Remastered Acoustic Version)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Che - AKA Che Guevar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herry Stre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Child of a Dead G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linton Anderson's Downunder Horsemanship: Establishing Respect and Control for English and Western Ride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ollapse: How Societies Choose to Fail or Succe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63" calcext:value-type="float">
            <text:p>$9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olonization Violence &amp; Narration: In White South African Writ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5" calcext:value-type="float">
            <text:p>$26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onceptual Physical Science (4th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6.31" calcext:value-type="float">
            <text:p>$106.3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Condemned 2: Bloodsho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$5.5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Could It Be I'm Falling In Lo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CRC 03039 16oz Food Grade Silicone Non-Aerosol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85" calcext:value-type="float">
            <text:p>$11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Creative Labs Xmod Wireless Music System with X-Fi Techn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Crown-Okamoto Super Thin Condoms, 100c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rystal Reports 2008: The Complete Reference (Osborne Complete Refere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89-10AZ Classic Stainless 10 Piece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9.99" calcext:value-type="float">
            <text:p>$10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3-1/2-Quart Saute Pan with Helper Handle &amp;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4.95" calcext:value-type="float">
            <text:p>$5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Cuisinart Chef's Classic Stainless 5-1/2-Quart Saute Pan with Helper Handle and Cov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8.99" calcext:value-type="float">
            <text:p>$4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Culpa Innata</text:p>
          </table:table-cell>
          <table:table-cell office:value-type="string" calcext:value-type="string">
            <text:p>Third Party</text:p>
          </table:table-cell>
          <table:table-cell office:value-type="float" office:value="-1" calcext:value-type="float">
            <text:p>-1</text:p>
          </table:table-cell>
          <table:table-cell office:value-type="float" office:value="-4.95" calcext:value-type="float">
            <text:p>-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Cutting Edge PowerPoin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$3.8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CyberPower High-Speed 7-Port USB Hub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5.98" calcext:value-type="float">
            <text:p>$55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Adult Comfy Throw Blanket with Sleev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$22.4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Dallas Cowboys Fiber Reactive Beach Tow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Damages: The Complete First Seas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35" calcext:value-type="float">
            <text:p>$24.3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ave Barry Does Jap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ave Barry in Cyberspa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ead and Gone (Sookie Stackhouse, Book 9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7" calcext:value-type="float">
            <text:p>$14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HS</text:p>
          </table:table-cell>
          <table:table-cell office:value-type="string" calcext:value-type="string">
            <text:p>Dead Can Dance - Toward the With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efinitive Guide to Excel VBA, Seco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eMark Indicators (Bloomberg Market Essentials: Technical Analysi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esert Solita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Diamond VC500 One Touch Video Capture Devi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4" calcext:value-type="float">
            <text:p>$35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ictionary of Banking Terms (Barron's Business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ictionary of Finance and Investment Terms (Barron's Financial Guid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2" calcext:value-type="float">
            <text:p>$8.9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Divided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D-Link DGS-2205 5-port 10/100/1000 Desktop Switc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99" calcext:value-type="float">
            <text:p>$3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Dock Connector to USB 2.0 Cable for iPod and iPhone (Whit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$2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Down from the Mountain (The "O Brother, Where Art Thou?" Concer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Down To Memph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Dr. Horrible's Sing-Along Blo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DR360 - Compatible Brother DR-360 Laser Drum Unit by LD Produc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1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Drawn to Life: 20 Golden Years of Disney Master Classes, Volume 2: The Walt Stanchfield Lectur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39" calcext:value-type="float">
            <text:p>$15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agazine Subscriptions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arbuds Travel Case for JLab JBuds, Black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9.95" calcext:value-type="float">
            <text:p>-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arth from Above, Third Edition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103.95" calcext:value-type="float">
            <text:p>$103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Emily Remler: Advanced Jazz &amp; Latin Improvis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Emily Remler: Bebop and Swing Guit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motional Freedom: Liberate Yourself from Negative Emotions and Transform Your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89" calcext:value-type="float">
            <text:p>$15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nvisioning Inform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6" calcext:value-type="float">
            <text:p>$34.5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 Color Scann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2.49" calcext:value-type="float">
            <text:p>$7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5.89" calcext:value-type="float">
            <text:p>$95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3.24" calcext:value-type="float">
            <text:p>$93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Epson Perfection V300 Photo Color Scanner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9.99" calcext:value-type="float">
            <text:p>$8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$8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ssential SharePoint 2007: A Practical Guide for Users, Administrators and Develop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Everything Brain Strain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6" calcext:value-type="float">
            <text:p>$7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Everything Is Beautifu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64" calcext:value-type="float">
            <text:p>$31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0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4" calcext:value-type="float">
            <text:p>$9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0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$0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26" calcext:value-type="float">
            <text:p>$36.2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0 VBA: Programmers Reference (Programmer's Referenc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$3.4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for Dummies: Quick Reference (--for Dumm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$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25" calcext:value-type="float">
            <text:p>$35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9" calcext:value-type="float">
            <text:p>$3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$7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$4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2 VBA: Programmers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92" calcext:value-type="float">
            <text:p>$21.9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9" calcext:value-type="float">
            <text:p>$21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$2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1" calcext:value-type="float">
            <text:p>$18.9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7" calcext:value-type="float">
            <text:p>$17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3" calcext:value-type="float">
            <text:p>$16.2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15" calcext:value-type="float">
            <text:p>$16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$27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$26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4" calcext:value-type="float">
            <text:p>$21.1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52" calcext:value-type="float">
            <text:p>$20.5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1" calcext:value-type="float">
            <text:p>$19.7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$12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$10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4" calcext:value-type="float">
            <text:p>$10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$10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72" calcext:value-type="float">
            <text:p>$9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22" calcext:value-type="float">
            <text:p>$7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02" calcext:value-type="float">
            <text:p>$7.0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58" calcext:value-type="float">
            <text:p>$6.5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$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1" calcext:value-type="float">
            <text:p>$4.4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$0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91" calcext:value-type="float">
            <text:p>$25.9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99" calcext:value-type="float">
            <text:p>$2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33" calcext:value-type="float">
            <text:p>$22.3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06" calcext:value-type="float">
            <text:p>$22.0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65" calcext:value-type="float">
            <text:p>$19.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2" calcext:value-type="float">
            <text:p>$19.4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1" calcext:value-type="float">
            <text:p>$9.8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Top 100 Simplified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3 VBA Programming with XML and AS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39" calcext:value-type="float">
            <text:p>$24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38" calcext:value-type="float">
            <text:p>$50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9" calcext:value-type="float">
            <text:p>$2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19" calcext:value-type="float">
            <text:p>-$25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Bible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19" calcext:value-type="float">
            <text:p>$34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84" calcext:value-type="float">
            <text:p>$32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06" calcext:value-type="float">
            <text:p>$24.0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68" calcext:value-type="float">
            <text:p>$23.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$22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11" calcext:value-type="float">
            <text:p>$14.1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Chart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9.69" calcext:value-type="float">
            <text:p>-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29" calcext:value-type="float">
            <text:p>$14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$13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65" calcext:value-type="float">
            <text:p>$16.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$4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38" calcext:value-type="float">
            <text:p>$59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$45.4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4" calcext:value-type="float">
            <text:p>$2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7" calcext:value-type="float">
            <text:p>$27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$23.0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$22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3" calcext:value-type="float">
            <text:p>$22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1" calcext:value-type="float">
            <text:p>$22.6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34" calcext:value-type="float">
            <text:p>$20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25" calcext:value-type="float">
            <text:p>$20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41" calcext:value-type="float">
            <text:p>$18.4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$18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$17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5" calcext:value-type="float">
            <text:p>$16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84" calcext:value-type="float">
            <text:p>$15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$14.4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8" calcext:value-type="float">
            <text:p>$13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9" calcext:value-type="float">
            <text:p>$13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$12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$9.0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9" calcext:value-type="float">
            <text:p>$8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Formula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2.74" calcext:value-type="float">
            <text:p>-$22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Miracles Made Easy: Mr. Excel Reveals 25 Amazing Things You Can Do with the New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45" calcext:value-type="float">
            <text:p>$22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5" calcext:value-type="float">
            <text:p>$18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08" calcext:value-type="float">
            <text:p>$17.0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ivotTables and Pivot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09" calcext:value-type="float">
            <text:p>$12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94.47" calcext:value-type="float">
            <text:p>$94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62.98" calcext:value-type="float">
            <text:p>$62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9.98" calcext:value-type="float">
            <text:p>$5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76" calcext:value-type="float">
            <text:p>$50.7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0.54" calcext:value-type="float">
            <text:p>$50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49" calcext:value-type="float">
            <text:p>$3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62" calcext:value-type="float">
            <text:p>$25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$25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27" calcext:value-type="float">
            <text:p>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5" calcext:value-type="float">
            <text:p>$25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14" calcext:value-type="float">
            <text:p>$25.1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4" calcext:value-type="float">
            <text:p>$22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83" calcext:value-type="float">
            <text:p>$22.8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2" calcext:value-type="float">
            <text:p>$21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$21.7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$19.3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$19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$1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$15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22" calcext:value-type="float">
            <text:p>$15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18" calcext:value-type="float">
            <text:p>$15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4" calcext:value-type="float">
            <text:p>$14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$14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5.27" calcext:value-type="float">
            <text:p>-$25.2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6" calcext:value-type="float">
            <text:p>$14.6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$13.9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$13.6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6" calcext:value-type="float">
            <text:p>$13.1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6" calcext:value-type="float">
            <text:p>$12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81" calcext:value-type="float">
            <text:p>$12.8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63" calcext:value-type="float">
            <text:p>$12.6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57" calcext:value-type="float">
            <text:p>$12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31" calcext:value-type="float">
            <text:p>$11.3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5 for Windows Power Programming Techniqu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$2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$6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97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$6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97 Programming for Window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99" calcext:value-type="float">
            <text:p>$2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Advanced Report Develop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3" calcext:value-type="float">
            <text:p>$27.9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$14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64" calcext:value-type="float">
            <text:p>$7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$5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$5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Char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$5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Data Analysi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$5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 Accountants: Tips, Tricks &amp;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 Dummies Quick Refere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 Scientists and Engineers: Numerical Method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$46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07" calcext:value-type="float">
            <text:p>$13.0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Formulas and Function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Gurus Gone Wild: Do the IMPOSSIBLE with Microsoft Exc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Hacks: Tips &amp; Tools for Streamlining Your Spreadshee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PivotTables and Charts (Mr Spreadshee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1.48" calcext:value-type="float">
            <text:p>$31.4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74" calcext:value-type="float">
            <text:p>$15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17" calcext:value-type="float">
            <text:p>$14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$13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8" calcext:value-type="float">
            <text:p>$13.4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Excel VBA Programming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$1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Excel 2003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14" calcext:value-type="float">
            <text:p>$11.1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Excel&lt;sup&gt;&amp;#174;&lt;/sup&gt;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75" calcext:value-type="float">
            <text:p>$23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$27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Farberware Restaurant Pro 12-Inch Open Skill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55" calcext:value-type="float">
            <text:p>$34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Fes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Fiesta de Tambores / Manos de Sed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Financial Modeling Using Excel and VBA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$59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Financial Modelling in Practice: A Concise Guide for Intermediate and Advanced Level with CD ROM (The Wiley Financ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$75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Fireproo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Fly by N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Fonda-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Foot Baths - Heated foot ba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9.95" calcext:value-type="float">
            <text:p>$9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Former 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Formulas and Functions with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Frontier Psychiat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Fundamentals of Corporate Finance Alternate Value 8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9.52" calcext:value-type="float">
            <text:p>$139.5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Galactic Civilizations II: Game of the Yea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Garmin nuvi 260 3.5-Inch Portable GPS Navig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7.38" calcext:value-type="float">
            <text:p>$147.3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Garmin Portable Friction Dashboard Mount for nÃ¼vi Series and StreetPilot C5XX Series GPS Navigators (C530, C550, and C580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$29.4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ates of Prayer: The New Union Prayer Book (Weekends, Sabbaths, and Festival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ateways to Algebra and Geomet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87" calcext:value-type="float">
            <text:p>$2.8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GE/SANYO NTG12SETGEN Eneloop NiMH Rechargable Batteries w/ Charg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Gerber 06050 Ultralight LST Folding Knife with Fine Bla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85" calcext:value-type="float">
            <text:p>$12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et a Grip on Physic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Ghostbusters: The Video Ga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.99" calcext:value-type="float">
            <text:p>$3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Ghosts I-IV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$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imme My Money Back: Your Guide to Beating the Financial Cri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6" calcext:value-type="float">
            <text:p>$10.3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Glass: Songs From Liquid D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Gleem Sodium Fluoride Anticavity Toothpaste, 6.4-Ounce Tubes (Pack of 1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24" calcext:value-type="float">
            <text:p>$24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Gone Tomorrow: A Reacher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ood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$3.2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oogle SketchUp Cookbook: Practical Recipes and Essential Techniqu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got bacon? Women's tee Shirt in 6 Colors Small thru X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Gotta Be Fre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aby</text:p>
          </table:table-cell>
          <table:table-cell office:value-type="string" calcext:value-type="string">
            <text:p>Graco Backless TurboBooster Car Seat in Chatte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8" calcext:value-type="float">
            <text:p>$3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Grand Ol' Gang 500 pc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randpa Had a Long One: Personal Notes on the Life, Career &amp; Legacy of Benny Bell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9.9" calcext:value-type="float">
            <text:p>$39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Guide to Financial Reporting and Analy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0.02" calcext:value-type="float">
            <text:p>$70.0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Hanro Inkas Chemise Sleepwear (Medium Vanill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$130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Happy Birthday (as made famous by The Beatl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ead First Aja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3" calcext:value-type="float">
            <text:p>$9.8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Heartach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He'll Have To G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Herman Miller Mirra Chair; Fully Loaded; Color: Graphit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$82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Heroes Are Hard to F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igh Probability Trading Strategies: Entry to Exit Tactics for the Forex, Futures, and Stock Markets (Wiley Trad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4.1" calcext:value-type="float">
            <text:p>$44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Hips Don't Lie (featuring Wyclef Je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istory: A Very Short Introduction (Very Short Introduc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56" calcext:value-type="float">
            <text:p>$9.5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HK1 Hydrokinetic Adjustable Wrench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$50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Honeywell 2074 .35 Cubic Foot Top-Opening Anti-Theft Drawer Sa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1.98" calcext:value-type="float">
            <text:p>$61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Make Money in Stocks: <text:s/>A Winning System in Good Times and Bad, Fourth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3.06" calcext:value-type="float">
            <text:p>$23.0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Measure Anything: Finding the Value of "Intangibles" in Busi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4.81" calcext:value-type="float">
            <text:p>$24.8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04" calcext:value-type="float">
            <text:p>$11.0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Profit From the Coming Rapture: Getting Ahead When You're Left Behi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39" calcext:value-type="float">
            <text:p>$10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How to Trade in Sto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76" calcext:value-type="float">
            <text:p>$22.7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HP 564xl Black Ink Cartridge (CB321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HP 564xl Cyan Ink Cartridge (CB323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HP 564xl Magenta Ink Cartridge (CB324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HP 564xl Yellow Ink Cartridge (CB325WN)</text:p>
          </table:table-cell>
          <table:table-cell office:value-type="string" calcext:value-type="string">
            <text:p>Third Party</text:p>
          </table:table-cell>
          <table:table-cell office:value-type="float" office:value="3" calcext:value-type="float">
            <text:p>3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HP 6 Ft Firewire Cable 6 Pin To 6 P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Human Smoke: The Beginnings of World War II, the End of Civil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$9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 Am A Man Of Constant Sorr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 Am Weary (Let Me Res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 Can't Help Myself (Sugar Pie, Honey Bunch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I Love Bacon Custom Wristban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 Told You I Was Freak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$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f I Only Had A Brai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f... (Questions For The Game of Lif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2" calcext:value-type="float">
            <text:p>$9.3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iLive IS208B Stereo Speaker System with iPod Dock (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$29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I'm Not Dead (Main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mperial Life in the Emerald City: Inside Iraq's Green Zone (Vintag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In Bocca al Lup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Infinite Je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nformation Dashboard Design: The Effective Visual Communication of Data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8" calcext:value-type="float">
            <text:p>$46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Into the Labyrin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INTUOS3 Grip Pen Accessory K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$24.4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nvestment Banking Explained: An Insider's Guide to the Indust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nvestment Banking: Valuation, Leveraged Buyouts, and Mergers and Acquisitions (Wiley Finan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$50.4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Watches</text:p>
          </table:table-cell>
          <table:table-cell office:value-type="string" calcext:value-type="string">
            <text:p>Invicta Men's Pro Diver Collection Automatic Silver-Tone Watch #229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$1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Iomega Prestige 1 TB USB 2.0 Desktop External Hard Drive 34275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4.99" calcext:value-type="float">
            <text:p>$10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iPhone Fully Load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.M. Coetzee: South Africa and the Politics of Writing (Perspectives on Southern Africa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58" calcext:value-type="float">
            <text:p>$9.5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ell Phones &amp; Service</text:p>
          </table:table-cell>
          <table:table-cell office:value-type="string" calcext:value-type="string">
            <text:p>Jabra BT125 Bluetooth Headset , Black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7.26" calcext:value-type="float">
            <text:p>$37.2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.98" calcext:value-type="float">
            <text:p>$1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JBuds Hi-Fi Noise-Reducing Ear Buds (Black)</text:p>
          </table:table-cell>
          <table:table-cell office:value-type="string" calcext:value-type="string">
            <text:p>Amazon.com</text:p>
          </table:table-cell>
          <table:table-cell office:value-type="float" office:value="-2" calcext:value-type="float">
            <text:p>-2</text:p>
          </table:table-cell>
          <table:table-cell office:value-type="float" office:value="-19.98" calcext:value-type="float">
            <text:p>-$1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79.17" calcext:value-type="float">
            <text:p>$79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62" calcext:value-type="float">
            <text:p>$22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11" calcext:value-type="float">
            <text:p>$21.1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32" calcext:value-type="float">
            <text:p>$20.3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21" calcext:value-type="float">
            <text:p>$18.2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59" calcext:value-type="float">
            <text:p>$16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$16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$13.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2007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72" calcext:value-type="float">
            <text:p>$17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$16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$14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33" calcext:value-type="float">
            <text:p>$14.3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46" calcext:value-type="float">
            <text:p>$13.4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16" calcext:value-type="float">
            <text:p>$12.1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8" calcext:value-type="float">
            <text:p>$11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55" calcext:value-type="float">
            <text:p>$11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22" calcext:value-type="float">
            <text:p>$11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89" calcext:value-type="float">
            <text:p>$9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04" calcext:value-type="float">
            <text:p>$9.0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8" calcext:value-type="float">
            <text:p>$7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John Walkenbach's Favorite Excel Tips &amp; Tricks</text:p>
          </table:table-cell>
          <table:table-cell office:value-type="string" calcext:value-type="string">
            <text:p>Amazon.com</text:p>
          </table:table-cell>
          <table:table-cell office:value-type="float" office:value="-1" calcext:value-type="float">
            <text:p>-1</text:p>
          </table:table-cell>
          <table:table-cell office:value-type="float" office:value="-26.39" calcext:value-type="float">
            <text:p>-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K-del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Ken Jennings's Trivia Almanac: 7,777 Questions in 365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Kensington Easy Riser Cooling Notebook Stand (K60112U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Khet - Eye of Horus Beamsplitter Expansion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61" calcext:value-type="float">
            <text:p>$14.6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Khet: The Laser Ga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$32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Kidz Gear Headphones For Kid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5.98" calcext:value-type="float">
            <text:p>$35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Kindle 2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Kindle 2: Amazon's New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$35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Hardware</text:p>
          </table:table-cell>
          <table:table-cell office:value-type="string" calcext:value-type="string">
            <text:p>Kindle: Amazon's 6" Wireless Reading Device (Latest Genera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$29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Kingston DataTraveler 4 GB USB 2.0 Flash Drive DTI/4G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49" calcext:value-type="float">
            <text:p>$1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Kingston Technology MBLY/8GB 8GB Mobility Multi Kit (Black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39.96" calcext:value-type="float">
            <text:p>$39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Koyaanisqatsi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Laia Ladaia (Reza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Lapinh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Large Bag of Bones - 10 Pounds (BONES1)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65.72" calcext:value-type="float">
            <text:p>$65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Lean On Me (Single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Learn Excel 2007 Essential Skills with the Smart Method: Courseware Tutorial for Self-Instruction to Beginner and Intermediate Le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Learn Excel from Mr. Excel: 277 Excel Mysteries Solve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67" calcext:value-type="float">
            <text:p>$11.6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LEATHER BRIEFCA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$15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LEGO Bat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88" calcext:value-type="float">
            <text:p>$26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Let the Great World Spin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$7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Levi's Men's 550 Big &amp; Tall Relaxed Fit Jean, Medium Stonewash, 56x30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99" calcext:value-type="float">
            <text:p>$3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Leviton 612-6260M-00W Decora 60-30-20-10 Preset Minute Electronic Timer, White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9.98" calcext:value-type="float">
            <text:p>$4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Life Is a Verb: 37 Days to Wake Up, Be Mindful, and Live Intentionall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11" calcext:value-type="float">
            <text:p>$8.1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Live at the Wol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MAC brand Santoku Knife w/Bolster (#MSK65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$8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Mahjong Quest: An Epic Tale of Tile Match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$0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ake the Winning Bid: Bidding Guidelines for the Advancing Play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$14.3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Manfrotto 681B Professional Aluminum Monopod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$59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Marc by Marc Jacobs Totally Turnlock Posh Shoudler Bag Tote Lim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9.99" calcext:value-type="float">
            <text:p>$4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astering VBA for Microsoft Office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Maxell 2025 Lithium Button Cell Batte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$3.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e, Myself, and Bob: A True Story About Dreams, God, and Talking Vegetabl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MEG: Hell's Aquariu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Mental Clarity 60 VegiCap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0.97" calcext:value-type="float">
            <text:p>$2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Merriweather Post Pavil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Metal Pealess Waterproof Whistle</text:p>
          </table:table-cell>
          <table:table-cell office:value-type="string" calcext:value-type="string">
            <text:p>Third Party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$18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hael Freeman's Perfect Exposure: The Professional's Guide to Capturing Perfect Digital Photograph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Excel 2003 Inside Out (Microsoft Office Excel Inside Out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<text:s/>Office Outlook <text:s/>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8" calcext:value-type="float">
            <text:p>$5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Access 2003 Forms, Reports, and Queries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7" calcext:value-type="float">
            <text:p>$19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39" calcext:value-type="float">
            <text:p>$30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$3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Bibl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$3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49" calcext:value-type="float">
            <text:p>$31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66" calcext:value-type="float">
            <text:p>$6.6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$1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0 Power Programming with VB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$0.9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$28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$10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$4.0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2 Formu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&amp; Macro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3 Charts &amp; List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2007 Charts &amp; Tabl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Microsoft EXCEL 97/ Visual Basic Step-by-Step Book &amp; Dis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Excel and Access Integration: With Microsoft Office 2007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22" calcext:value-type="float">
            <text:p>$21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Access 2003: Comprehensive Concepts and Techniques, CourseCard Edition (Shelly Cashma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$14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Formulas &amp; Function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$6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 Inside Ou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64" calcext:value-type="float">
            <text:p>$18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Excel 2007: Data Analysis and Business Modeling (Bpg -- Oth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PowerPoint 2003: Comprehensive Concepts and Techniques, CourseCar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ffice Word 2003: Comprehensive Concepts and Techniques, CourseCard Edition (Shelly Cashman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$4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utlook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Outlook 2007 Calendar, Contacts, Task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$7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3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owerPoint 2007 Advanced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Project 2007: The Missing Manua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$26.4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SQL Server 2005 Unleashe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VBScript: Step by Ste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54" calcext:value-type="float">
            <text:p>$14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Visio 2007 Introduction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Word 2003 Advanced Quick Source Guid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$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Word 2003 Macros &amp; Templates Quick Reference Guide (Cheat Sheet of Instructions, Tips &amp; Shortcuts - Lamin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$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icrosoft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0.06" calcext:value-type="float">
            <text:p>$20.0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Midsomer Murders: Set 1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0.35" calcext:value-type="float">
            <text:p>$30.3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Miffy and Friends: Miffy's School D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$4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Ministry of Sound: Annual 2009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LA Handbook for Writers of Research Papers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52" calcext:value-type="float">
            <text:p>$15.5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Monsters, Inc. (4-Disc Edition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Mountain Music Of Kentucky [2-CD Se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$2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Moustache - Six W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MPI Outdoors "You Can Survive" Compact-Outdoor Survival Stoge and Supplemen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$13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AR-B-Q Outdoor Patio Chair Cov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Mr. Beer Deluxe Bottling Syste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$14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Mr. Blue Sky (Album Version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Mr. Penumbra's Twenty-Four-Hour Book Sto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$0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4.18" calcext:value-type="float">
            <text:p>$214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07.09" calcext:value-type="float">
            <text:p>$107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82" calcext:value-type="float">
            <text:p>$96.8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$96.6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4.11" calcext:value-type="float">
            <text:p>$94.1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9" calcext:value-type="float">
            <text:p>$93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r. Spreadsheet's Excel 2007 Libra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3.78" calcext:value-type="float">
            <text:p>$93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On Demand Videos</text:p>
          </table:table-cell>
          <table:table-cell office:value-type="string" calcext:value-type="string">
            <text:p>My Best Friend's Gir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y Book of Color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My First Book Of Cutting (Kumon Workbook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$6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Naqoyqatsi (Original Motion Picture Soundtr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Nerd Glass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$5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Netgear Digital Entertainer Live Wireless USB Adapter for EVA2000 Digital Entertainer Li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4" calcext:value-type="float">
            <text:p>$36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Neurosmith Together Tunes Musical Play Blo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Never Eat Alone: And Other Secrets to Success, One Relationship at a Ti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82" calcext:value-type="float">
            <text:p>$14.8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New and Selected Poems: Volume O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$19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New Chapter - Every Woman's One Daily, 90 tablet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5.95" calcext:value-type="float">
            <text:p>$35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Night (Oprah's Book Club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$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Night of Thunder: A Bob Lee Swagger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Nintendo Wii Fit Board Anti-Slip Grip Foot Pad Silicone Skin - Bl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$8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No 15 Color Return Prog Print Cartridg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3" calcext:value-type="float">
            <text:p>$21.9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No Logo: 10th Anniversary Edition with a New Introduction by the Auth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Norelco NT9110 Nose &amp; Ear Hair Trimm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Not Just the Best of the Larry Sanders Sh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NurtureShock: New Thinking About Childre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OCTO Metal Stand for Amazon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ffice 2007 All-in-One Desk Reference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89" calcext:value-type="float">
            <text:p>$18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ffice 2007 Library: Excel 2007 Bible, Access 2007 Bible, PowerPoint 2007 Bible, Word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1.34" calcext:value-type="float">
            <text:p>$91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ffice and SharePoint 2007 User's Guide: Integrating SharePoint with Excel, Outlook, Access and Word (Expert's Voic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Oh Mar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n Combat, The Psychology and Physiology of Deadly Conflict in War and in Pea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n Killing: The Psychological Cost of Learning to Kill in War and Socie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ne Magical Sunday: (But Winning Isn't Everything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One-Pound Fat Replica 1Lb Fat Model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$33.3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One-pound Muscle Replic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$2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ptimal Portfolio Modeling, CD-ROM includes Models Using Excel and R: Models to Maximize Returns and Control Risk in Excel and R (Wiley Trading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Optimum Nutrition Gold Standard 100% Whey, Double Rich Chocolate, 5.15-Pound Tub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45" calcext:value-type="float">
            <text:p>$39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Original Apple USB Power Adapter for iPod, iPhone, iPhone 3G and iPhone 3G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65" calcext:value-type="float">
            <text:p>$8.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Our Lady Queen of the Angel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8" calcext:value-type="float">
            <text:p>$15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ut of Eden: The Peopling of the World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1.73" calcext:value-type="float">
            <text:p>$11.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utliers: The Story of Succ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75" calcext:value-type="float">
            <text:p>$11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Outlook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$2.3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Oxo Good Grips Professional 6-1/2-Inch Santoku Kn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Package of 10 Replacement Kenmore Micro Bags Upright Model 5068,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1.9" calcext:value-type="float">
            <text:p>$21.9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Paddy's Pub Flipadelphia Flip Cup Tournament T-Shirt (Sma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Pa-Kumpa!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aper Tow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$0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erdido Street St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73" calcext:value-type="float">
            <text:p>$6.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Perfect Dark Zero Limited Collector's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ets Go Pop!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3" calcext:value-type="float">
            <text:p>$12.2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et Supplies</text:p>
          </table:table-cell>
          <table:table-cell office:value-type="string" calcext:value-type="string">
            <text:p>PetSafe Outdoor Ultrasonic Bark Deterr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49" calcext:value-type="float">
            <text:p>$34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 Appliances</text:p>
          </table:table-cell>
          <table:table-cell office:value-type="string" calcext:value-type="string">
            <text:p>Philips Norelco T780 Rechargeable Vacuum Trimm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5.99" calcext:value-type="float">
            <text:p>$2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nk Brain, Blue Brain: How Small Differences Grow Into Troublesome Gaps -- And What We Can Do About I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(Business Solution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98" calcext:value-type="float">
            <text:p>$17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ivot Table Data Crunching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Play It Again, Sha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$1.8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Polaroid PoGo Instant Mobile Prin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9.99" calcext:value-type="float">
            <text:p>$5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Polaroid Zink Media 30-Pack for PoGo Instant Mobile Prin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ossession: A Romanc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ower Excel 2007 with MrExcel (Video Training) (LiveLess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owerPoint 2003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owerPoint 2007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epare for Surgery, Heal Fas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inciples of Finance with Excel: Includes C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7.23" calcext:value-type="float">
            <text:p>$67.2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 C# 2008 and the .NET 3.5 Platform, Fourth Edition (Windows.Net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09" calcext:value-type="float">
            <text:p>$42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 and VBA (Addison-Wesley Microsoft Technol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4" calcext:value-type="float">
            <text:p>$40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fessional Excel Development: The Definitive Guide to Developing Applications Using Microsoft Excel, VBA, and .NET (2nd Edition) (Addison-Wesley Mic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7.79" calcext:value-type="float">
            <text:p>$37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4.64" calcext:value-type="float">
            <text:p>$34.6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rogramming Excel with VBA and .NE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7.48" calcext:value-type="float">
            <text:p>$27.4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Python Programming for the Absolute Beg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Quabaug Corp. Barge Cement Quar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8.56" calcext:value-type="float">
            <text:p>$48.5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Quantitative Trading Strategies: Harnessing the Power of Quantitative Techniques to Create a Winning Trading Program (McGraw-Hill Traders Edge Seri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$40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Quantum Physics For Dummies (For Dummies (Math &amp; Scie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9" calcext:value-type="float">
            <text:p>$13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Quattro Pro for DOS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$0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ftware</text:p>
          </table:table-cell>
          <table:table-cell office:value-type="string" calcext:value-type="string">
            <text:p>QuickBooks Simple Start 2009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Raditude (Amazon MP3 Deluxe Exclusive Vers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ags of My Soul: Poe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$1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aising Jak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47" calcext:value-type="float">
            <text:p>$7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Rambo [Blu-ray]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28" calcext:value-type="float">
            <text:p>$13.2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agazine Subscriptions</text:p>
          </table:table-cell>
          <table:table-cell office:value-type="string" calcext:value-type="string">
            <text:p>Ranger Ric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$1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eading Financial Reports For Dummies (For Dummies (Business &amp; Personal Finance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$1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easons for and Advantages of Breathing: Stories (P.S.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Redi Shade 3102496 Fabric Window Shade 36-by-72-Inch, Whi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$9.4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Reflections 60 by 120-Inch Oblong / Rectangle Tablecloth, Merl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1.07" calcext:value-type="float">
            <text:p>$31.0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eharmonization Techniques (Berklee Method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Rehearsals for Depar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8" calcext:value-type="float">
            <text:p>$11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estless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RibbonX: Customizing the Office 2007 Ribb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Road to the Ri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$28.3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Rogue For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Roll 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Rompe [Explicit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Roseligh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Roundab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Rubbermaid 7J18 Durable 3-Piece Canister Set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7.1" calcext:value-type="float">
            <text:p>$27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ad Man Happy M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Saint Anthony, Patron Saint of Bac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81" calcext:value-type="float">
            <text:p>$7.8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eauty</text:p>
          </table:table-cell>
          <table:table-cell office:value-type="string" calcext:value-type="string">
            <text:p>Salve 1 oz. by Clover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ftware</text:p>
          </table:table-cell>
          <table:table-cell office:value-type="string" calcext:value-type="string">
            <text:p>Sanitarium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ANYO eneloop 4 Pack AA NiMH Pre-Charged Rechargeable Batter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$12.7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aturday Night Live - The Best of Steve Marti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chool Day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chool Day (Ring Ring Goes The Bell)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$1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cosche sleekSYNC Retractable USB 2.0 cable for iPod and iPhone (Black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7.54" calcext:value-type="float">
            <text:p>$17.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eagate FreeAgent Go Dock and Case 100521233 (Silver/Whit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2.85" calcext:value-type="float">
            <text:p>$22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eeing and Savoring Jesus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$1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elling a Practice - Straightforward Answers to Tough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$4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ennheiser HD 205 Studio Monitor DJ Headphones w/ Swivel Ear Cu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$39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Serfas Stop Sign Bicycle Taillight (R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$1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Seventh Generation Training Pants, 3t-4t, (32-40 Lbs), 26-count Packages (Pack of 4) (104 Training Pant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$4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harePoint 2007 User's Guide: Learning Microsoft's Collaboration and Productivity Platform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harpening the Warriors Edge: The Psychology &amp; Science of Training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$13.5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Sid Meier's Civilization IV: Coloniz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7.99" calcext:value-type="float">
            <text:p>$2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IIG CB-SA0111-S1 3.3-Feet Serial ATA External Ca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2" calcext:value-type="float">
            <text:p>$9.8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Simple Th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49" calcext:value-type="float">
            <text:p>$1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imply Christian: Why Christianity Makes Sens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$7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ix Days, Seven Night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Smart A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68" calcext:value-type="float">
            <text:p>$19.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Solaray - Empty Gelatin Capsules Size 000 100 Ca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$5.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et Supplies</text:p>
          </table:table-cell>
          <table:table-cell office:value-type="string" calcext:value-type="string">
            <text:p>Solid Gold Chicken, Turkey, White Fish and Liver Formul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6.94" calcext:value-type="float">
            <text:p>$26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Sony LCS-CST General Purpose Soft Carrying Case for Slim Cybershot Digital Camera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$8.7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Soul Identit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$0.0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Soul's Desi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$0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pace Oddity (1999 Digital Remas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pecial Edition Using Microsoft Office Excel 2007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pectacular Sins: And Their Global Purpose in the Glory of Chr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$10.8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Starfrit Manual Food Processor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35.36" calcext:value-type="float">
            <text:p>$35.3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tatistical Analysis with Excel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$19.7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ewelry</text:p>
          </table:table-cell>
          <table:table-cell office:value-type="string" calcext:value-type="string">
            <text:p>Sterling Silver Filigree Circle Pendant, 18"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$3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ewelry</text:p>
          </table:table-cell>
          <table:table-cell office:value-type="string" calcext:value-type="string">
            <text:p>Sterling Silver Marcasite &amp; Garnet-Colored Glass Teardrop Earring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$3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Street Fighter IV Collector's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$7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treets Of Lared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tudent Study Guide for Biolog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3.72" calcext:value-type="float">
            <text:p>$63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ubstitute Teaching from A to Z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Sung by Alfred Sung for Women 3.4 oz Eau de Toilette Spra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3.16" calcext:value-type="float">
            <text:p>$23.1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uper Crunchers: Why Thinking-By-Numbers is the New Way To Be Smar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8" calcext:value-type="float">
            <text:p>$10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uper Why!: Jack and the Beanstalk &amp; Other Story Book Adventur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$8.3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Superman - The Animated Series, Volume Two (The New Superman Adventures) (DC Comics Classic Collec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$2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upermo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Surely You're Joking, Mr. Feynman! (Adventures of a Curious Character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1" calcext:value-type="float">
            <text:p>$4.2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ffice Products</text:p>
          </table:table-cell>
          <table:table-cell office:value-type="string" calcext:value-type="string">
            <text:p>Swingline 747 Polished Chrome Classic Desk Stapler (S7074720E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$19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Sympathy For The Devi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agalog (Spoken Worl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7" calcext:value-type="float">
            <text:p>$32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ake Me Hom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Taylor Commercial Waterproof Digital Thermome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Excel 2003 (Teach Yourself VISUALLY (Tech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Microsoft Word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$16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each Yourself VISUALLY PowerPoint 2003 (Teach Yourself VISUALLY (Tech)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2.49" calcext:value-type="float">
            <text:p>$2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equila (Original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errapin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$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et Supplies</text:p>
          </table:table-cell>
          <table:table-cell office:value-type="string" calcext:value-type="string">
            <text:p>TetraMin Flakes, 2.20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$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exas Instruments TI1795SV Solar Calculat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18" calcext:value-type="float">
            <text:p>$13.1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7 Principles of Fat Burning: Get Healthy, Lose Weight and Keep It Off!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47" calcext:value-type="float">
            <text:p>$12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16" calcext:value-type="float">
            <text:p>16</text:p>
          </table:table-cell>
          <table:table-cell office:value-type="float" office:value="47.84" calcext:value-type="float">
            <text:p>$47.8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9" calcext:value-type="float">
            <text:p>9</text:p>
          </table:table-cell>
          <table:table-cell office:value-type="float" office:value="26.91" calcext:value-type="float">
            <text:p>$26.9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99 Most Essential Vivaldi Masterpieces (Amazon Exclusive)</text:p>
          </table:table-cell>
          <table:table-cell office:value-type="string" calcext:value-type="string">
            <text:p>Amazon.com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$8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Adobe Photoshop Lightroom 2 Book for Digital Photographers (Voices That Matter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$2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$2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Anthologist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$16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Apartmen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Art of Exotic Dancing for Everyday Women 3 DVD Set! Core Moves, Develop Your Routine, and Chair Dancing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Beatles Stereo Box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9.99" calcext:value-type="float">
            <text:p>$17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Bush Boom: How a Misunderestimated President Fixed a Broken Econom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$7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Bytch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Cattle Cal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Complete Idiot's Guide to Writing Erotic Romanc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3" calcext:value-type="float">
            <text:p>$11.5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Consolations of Philosoph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$2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Crow: New Songs for the Five-String Banj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Definitive Collec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$9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Drunkard's Walk: How Randomness Rules Our Liv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Echo Mak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Elements of Style (Text to the Original Edition of 1918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$6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$5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Elephanta Suite: Three Novella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Emperor's Club (Widescreen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Everything Word Scramble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The Extraordinary Lead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$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7" calcext:value-type="float">
            <text:p>$11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ermata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$1.2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ermata (Vintage Blue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$0.1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BPA Free Starter 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aby</text:p>
          </table:table-cell>
          <table:table-cell office:value-type="string" calcext:value-type="string">
            <text:p>The First Years Breastflow Slow - Medium Flow Nipple - 2 Pack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$13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Food of a Younger La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$18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$17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Food of a Younger Land: A Portrait of American Food--Before the National Highway System, Before Chain Restaurants, and Before Frozen Food, When th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6.67" calcext:value-type="float">
            <text:p>$16.6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Girl Who Played with Fi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$12.7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Grappler's Book of Strangles and Chok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$11.6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Greatest Hits Of Sergio Mendes And Brasil '66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$7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Insider: Music From The Motion Pictur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$2.0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Instant Millionaire: A Tale of Wisdom and Weal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Last Tycoons: The Secret History of Lazard FrÃ¨res &amp; Co.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56" calcext:value-type="float">
            <text:p>$11.5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Li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$2.3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Lost Symbo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17" calcext:value-type="float">
            <text:p>$16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Magic School Bus - Holiday Spec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$4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arch: A Nove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05" calcext:value-type="float">
            <text:p>$3.0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arlinspike Sailo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$12.2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ezzanin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$3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Middle of Things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$2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iddle Temple Murder by J.S. Fletcher by J.S. Fletch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29" calcext:value-type="float">
            <text:p>$4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Mosquito Coas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$3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Name of the Rose: including the Author's Postscrip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$10.2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Ninth Gat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7.49" calcext:value-type="float">
            <text:p>$7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string" calcext:value-type="string">
            <text:p>The Online Millionaire: Strategies for Building a Web-Based Empire on eBay and Beyon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$2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he Out-of-Towner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8" calcext:value-type="float">
            <text:p>$9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Paradox of Choice: Why More Is Les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$9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Piano Tuner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$10.1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Platinum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$4.3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PowerScore GMAT Critical Reasoning Bible: A Comprehensive System for Attacking the GMAT Critical Reasoning Questio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$18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PowerScore GMAT Sentence Correction Bib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9" calcext:value-type="float">
            <text:p>$23.0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Prize: The Epic Quest for Oil, Money and Pow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$0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R Book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$88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Race...from Pit Row to Victory La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22" calcext:value-type="float">
            <text:p>$13.2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Red Queen: Sex and the Evolution of Human Natur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$10.1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Restaurant Managers Handbook: How to Set Up, Operate, and Manage a Financially Successful Food Service Opera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4.97" calcext:value-type="float">
            <text:p>$54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Sea to the Nor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99" calcext:value-type="float">
            <text:p>$1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$2.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$0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ize of Thoughts: Essays and Other Lumb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$0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$23.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nowball: Warren Buffett and the Business of Lif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$3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onglin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88" calcext:value-type="float">
            <text:p>$10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he Soul Jazz Legacy - CTI: The Master Collection Volum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2.98" calcext:value-type="float">
            <text:p>$12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Splicing Handbook: Techniques for Modern and Traditional Ropes, Seco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86" calcext:value-type="float">
            <text:p>$11.8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Story of the Ghos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$1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Three Marriages: Reimagining Work, Self and Relationshi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8" calcext:value-type="float">
            <text:p>$6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e Total Brain Workou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E ULTIMATE COLLEC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$19.41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Visual Display of Quantitative Information, 2nd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$28.8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World on Sunday : Graphic Art in Joseph Pulitzer's Newspaper (1898 - 191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$33.7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he Worst Journey in the World (Penguin Classic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$12.2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hermaltake Sata HDD USB Docking Sta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6.99" calcext:value-type="float">
            <text:p>$3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ThinkFun Gordians Kno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$1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is Is Not a Game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$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Thomas &amp; Friends Wooden Railway - 6-1/2 Inch Single Curved Switch Track (2 piece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$12.9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horn Quee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47" calcext:value-type="float">
            <text:p>$4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$1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Throw Down Your Heart, Tales from the Acoustic Planet, Vol. 3: Africa Session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$13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ic Tac To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ime Bandits (Criterion Collection Spine #37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8.97" calcext:value-type="float">
            <text:p>$8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o the Golden Shore: The Life of Adoniram Juds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$13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Toccata and Fugue in D minor, BWV 565/Toccata (Instrumenta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$10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Tommy Bahama By Tommy Bahama For Men. Cologne Spray 3.4 Ounc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2.98" calcext:value-type="float">
            <text:p>$32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ranscend 16 GB SDHC SD Class 6 Flash Memory Card TS16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99" calcext:value-type="float">
            <text:p>$26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ranscend 8 GB SDHC SD Class 6 Flash Memory Card TS8GSDHC6E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Transforming Performance Measurement: Rethinking the Way We Measure and Drive Organizational Succes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$3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rendyDigital MaxGuard Leather Cover + WaterGuard Waterproof Case for Kindle 2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9" calcext:value-type="float">
            <text:p>$3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TrendyDigital WaterGuard Waterproof Case for Kindle, Blue Bord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5.99" calcext:value-type="float">
            <text:p>$15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T-Rex Timberkit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66" calcext:value-type="float">
            <text:p>$21.6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Trojan SUPRA Lubricated: 18-Pack of Condom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$21.8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Tuff Turf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$8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ftware</text:p>
          </table:table-cell>
          <table:table-cell office:value-type="string" calcext:value-type="string">
            <text:p>TurboTax Home &amp; Business Federal + State + eFile 2008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7.15" calcext:value-type="float">
            <text:p>$47.1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Twilight (The Twilight Saga, Book 1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$6.5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Health &amp; Personal Care</text:p>
          </table:table-cell>
          <table:table-cell office:value-type="string" calcext:value-type="string">
            <text:p>TwinLab B-12 Dots Vitamin B-12 Tablets, 5000 mcg, 60-Count Bottles (Pack of 2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4.55" calcext:value-type="float">
            <text:p>$24.5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U and I: A True Story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$3.5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Ultra 2008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Up (4 Disc Combo Pack with Digital Copy and DVD) [Blu-ray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$1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Upa Neguinh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USB Data Cable + Rapid Car Charger With IC Chip For LG VX9100 EnV2, VX8610 Decoy, AX300, AX830 Glimmer, LX400 Blue, LX400 Burgundy, UX300 Cell Phone</text:p>
          </table:table-cell>
          <table:table-cell office:value-type="string" calcext:value-type="string">
            <text:p>Third Party</text:p>
          </table:table-cell>
          <table:table-cell office:value-type="float" office:value="2" calcext:value-type="float">
            <text:p>2</text:p>
          </table:table-cell>
          <table:table-cell office:value-type="float" office:value="8.34" calcext:value-type="float">
            <text:p>$8.3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USB INTERCOOLER 4 COOLING FAN + HDMI CABLE for SONY PS3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45" calcext:value-type="float">
            <text:p>$9.4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UTG Airsoft Foldable Target With Zippered Mesh Pellet Tra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$19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Valor's Tria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39" calcext:value-type="float">
            <text:p>$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Vantec NexStar 3 NST-360U2-BK 3.5-Inch IDE to USB 2.0 External Hard Drive Enclosure (Onyx Black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0.99" calcext:value-type="float">
            <text:p>$3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ault Career Guide to Investment Banking, 6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ault Guide to Finance Interviews, 7th Editio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9.77" calcext:value-type="float">
            <text:p>$19.7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BA and Macros for Microsoft Office Excel 2007 (Business Solutions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6.39" calcext:value-type="float">
            <text:p>$26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bscript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74.95" calcext:value-type="float">
            <text:p>$74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ols &amp; Hardware</text:p>
          </table:table-cell>
          <table:table-cell office:value-type="string" calcext:value-type="string">
            <text:p>Vector VEC 024B 400-Watt D/C to A/C Power Inverter with Power Level Met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2.99" calcext:value-type="float">
            <text:p>$4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ictory Point: Operations Red Wings and Whalers - the Marine Corps' Battle for Freedom in Afghanistan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7.13" calcext:value-type="float">
            <text:p>$17.1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Vinturi Essential Wine Aerato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1.88" calcext:value-type="float">
            <text:p>$31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$11.1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$4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utomotive</text:p>
          </table:table-cell>
          <table:table-cell office:value-type="string" calcext:value-type="string">
            <text:p>Wagan Twin USB/DC Cup Holder Adapter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37" calcext:value-type="float">
            <text:p>$9.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ake Of The Floo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$1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Wake Your Daughter Up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12" calcext:value-type="float">
            <text:p>$6.12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all Street Lingo: Thousands of Investment Terms Explained Simply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6.47" calcext:value-type="float">
            <text:p>$16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Wanted: Dead or Alive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$18.8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7" calcext:value-type="float">
            <text:p>$10.9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Western Digital 1 TB Caviar Green SATA Intellipower 32 MB Cache Bulk/OEM Desktop Hard Drive WD10EADS [Amazon Frustration-Free Packaging]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99" calcext:value-type="float">
            <text:p>$84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$0.8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hat I Learned Losing a Million Dollar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ndle eBooks</text:p>
          </table:table-cell>
          <table:table-cell office:value-type="string" calcext:value-type="string">
            <text:p>What the Storm Mean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$2.3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What Would Bacon Do Folder with Spinner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$4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VD</text:p>
          </table:table-cell>
          <table:table-cell office:value-type="string" calcext:value-type="string">
            <text:p>What's Eating Gilbert Grape (Special Collector's Edition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hen Genius Failed: The Rise and Fall of Long-Term Capital Managemen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47" calcext:value-type="float">
            <text:p>$10.4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en Summer Turns To Sno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ere The Sun Don't S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o Knew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Who Say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$1.2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Willie and the Whe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0.99" calcext:value-type="float">
            <text:p>$1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Winegard SS-3000 Amplified Indoor UHF/VHF Antenna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50.99" calcext:value-type="float">
            <text:p>$5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itchen &amp; Housewares</text:p>
          </table:table-cell>
          <table:table-cell office:value-type="string" calcext:value-type="string">
            <text:p>Winware 3-Ply Stainless Steel 12 Inch Fry Pan with Silicone Sleev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49.99" calcext:value-type="float">
            <text:p>$49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46.14" calcext:value-type="float">
            <text:p>$46.1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isconsin Death Trip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23.07" calcext:value-type="float">
            <text:p>$23.0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itch on the Water</text:p>
          </table:table-cell>
          <table:table-cell office:value-type="string" calcext:value-type="string">
            <text:p>Amazon.com</text:p>
          </table:table-cell>
          <table:table-cell office:value-type="float" office:value="5" calcext:value-type="float">
            <text:p>5</text:p>
          </table:table-cell>
          <table:table-cell office:value-type="float" office:value="46.6" calcext:value-type="float">
            <text:p>$46.6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olf Hall: A Novel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$11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pparel &amp; Accessories</text:p>
          </table:table-cell>
          <table:table-cell office:value-type="string" calcext:value-type="string">
            <text:p>Woolrich Men's Wool Railroad Vest, NO COLOR, Size XL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$65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$6.0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ord 2007 For Dummie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ordPress For Dummies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5.49" calcext:value-type="float">
            <text:p>$15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orking with Difficult People (Worksmart Series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$5.3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oys &amp; Games</text:p>
          </table:table-cell>
          <table:table-cell office:value-type="string" calcext:value-type="string">
            <text:p>Working Wood Trebuchet DIY Kit 17" X 7" X 24"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$3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</text:p>
          </table:table-cell>
          <table:table-cell office:value-type="string" calcext:value-type="string">
            <text:p>WOW Hits 2010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9.69" calcext:value-type="float">
            <text:p>$9.6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riting Excel Macros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6.96" calcext:value-type="float">
            <text:p>$6.96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Amazon.com</text:p>
          </table:table-cell>
          <table:table-cell office:value-type="float" office:value="2" calcext:value-type="float">
            <text:p>2</text:p>
          </table:table-cell>
          <table:table-cell office:value-type="float" office:value="52.78" calcext:value-type="float">
            <text:p>$52.7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Writing Excel Macros with VBA, 2nd Edition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.98" calcext:value-type="float">
            <text:p>$18.9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Games</text:p>
          </table:table-cell>
          <table:table-cell office:value-type="string" calcext:value-type="string">
            <text:p>Xbox 360 Over Ear Headset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$12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ooks</text:p>
          </table:table-cell>
          <table:table-cell office:value-type="string" calcext:value-type="string">
            <text:p>XSLT 1.0 Pocket Reference (Pocket Reference (O'Reilly)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$9.9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ideo On Demand Videos</text:p>
          </table:table-cell>
          <table:table-cell office:value-type="string" calcext:value-type="string">
            <text:p>Year One (Rated)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$3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Year Zero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9.49" calcext:value-type="float">
            <text:p>$9.4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P3 Downloads</text:p>
          </table:table-cell>
          <table:table-cell office:value-type="string" calcext:value-type="string">
            <text:p>Ye-Me-L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$0.99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ports &amp; Outdoors</text:p>
          </table:table-cell>
          <table:table-cell office:value-type="string" calcext:value-type="string">
            <text:p>YZERMAN 2008 STANLEY CUP #19 Detroit Red Wings RBK Premier NHL Hockey Jersey by Reebok ( NHLPA Certified Custom Sewn Authentic Twill)</text:p>
          </table:table-cell>
          <table:table-cell office:value-type="string" calcext:value-type="string">
            <text:p>Third Part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$180.0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usical Instruments</text:p>
          </table:table-cell>
          <table:table-cell office:value-type="string" calcext:value-type="string">
            <text:p>Zoom MRT3 Micro Rhythm Trak Drum Machine</text:p>
          </table:table-cell>
          <table:table-cell office:value-type="string" calcext:value-type="string">
            <text:p>Amazon.com</text:p>
          </table:table-cell>
          <table:table-cell office:value-type="float" office:value="1" calcext:value-type="float">
            <text:p>1</text:p>
          </table:table-cell>
          <table:table-cell office:value-type="float" office:value="84.75" calcext:value-type="float">
            <text:p>$84.75</text:p>
          </table:table-cell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4"/>
          <table:table-cell table:style-name="ce5"/>
          <table:table-cell table:number-columns-repeated="1019"/>
        </table:table-row>
        <table:table-row table:style-name="ro6" table:number-rows-repeated="104718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venue of books" table:style-name="ta1">
        <office:forms form:automatic-focus="false" form:apply-design-mode="false"/>
        <table:table-column table:style-name="co5" table:default-cell-style-name="ce6"/>
        <table:table-column table:style-name="co5" table:default-cell-style-name="ce9"/>
        <table:table-column table:style-name="co12" table:default-cell-style-name="ce12"/>
        <table:table-row table:style-name="ro3">
          <table:table-cell office:value-type="string" calcext:value-type="string">
            <text:p>Seller</text:p>
          </table:table-cell>
          <table:table-cell office:value-type="string" calcext:value-type="string">
            <text:p>Product Line</text:p>
          </table:table-cell>
          <table:table-cell office:value-type="string" calcext:value-type="string">
            <text:p>Sum - Revenue ($)</text:p>
          </table:table-cell>
        </table:table-row>
        <table:table-row table:style-name="ro3">
          <table:table-cell table:style-name="ce7" office:value-type="string" calcext:value-type="string">
            <text:p>Amazon.com</text:p>
          </table:table-cell>
          <table:table-cell table:style-name="ce10" office:value-type="string" calcext:value-type="string">
            <text:p>Books</text:p>
          </table:table-cell>
          <table:table-cell table:style-name="ce13" office:value-type="float" office:value="20485.1199999999" calcext:value-type="float">
            <text:p>$20,485.12</text:p>
          </table:table-cell>
        </table:table-row>
        <table:table-row table:style-name="ro3">
          <table:table-cell table:style-name="ce8" office:value-type="string" calcext:value-type="string">
            <text:p>Total Result</text:p>
          </table:table-cell>
          <table:table-cell table:style-name="ce11"/>
          <table:table-cell table:style-name="ce14" office:value-type="float" office:value="20485.1199999999" calcext:value-type="float">
            <text:p>$20,485.12</text:p>
          </table:table-cell>
        </table:table-row>
      </table:table>
      <table:table table:name="Third Party Revenue" table:style-name="ta1">
        <office:forms form:automatic-focus="false" form:apply-design-mode="false"/>
        <table:table-column table:style-name="co5" table:default-cell-style-name="ce15"/>
        <table:table-column table:style-name="co5" table:default-cell-style-name="ce19"/>
        <table:table-column table:style-name="co13" table:default-cell-style-name="ce23"/>
        <table:table-row table:style-name="ro3"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table:style-name="ce16" office:value-type="string" calcext:value-type="string">
            <text:p>Seller</text:p>
          </table:table-cell>
          <table:table-cell table:style-name="ce20" office:value-type="string" calcext:value-type="string">
            <text:p>Sum - Items Shipped</text:p>
          </table:table-cell>
          <table:table-cell table:style-name="ce24" office:value-type="string" calcext:value-type="string">
            <text:p>Sum - Revenue ($)</text:p>
          </table:table-cell>
        </table:table-row>
        <table:table-row table:style-name="ro3">
          <table:table-cell table:style-name="ce17" office:value-type="string" calcext:value-type="string">
            <text:p>Third Party</text:p>
          </table:table-cell>
          <table:table-cell table:style-name="ce21" office:value-type="float" office:value="475" calcext:value-type="float">
            <text:p>475</text:p>
          </table:table-cell>
          <table:table-cell table:style-name="ce25" office:value-type="float" office:value="10382.26" calcext:value-type="float">
            <text:p>$10,382.26</text:p>
          </table:table-cell>
        </table:table-row>
        <table:table-row table:style-name="ro3">
          <table:table-cell table:style-name="ce18" office:value-type="string" calcext:value-type="string">
            <text:p>Total Result</text:p>
          </table:table-cell>
          <table:table-cell table:style-name="ce22" office:value-type="float" office:value="475" calcext:value-type="float">
            <text:p>475</text:p>
          </table:table-cell>
          <table:table-cell table:style-name="ce26" office:value-type="float" office:value="10382.26" calcext:value-type="float">
            <text:p>$10,382.26</text:p>
          </table:table-cell>
        </table:table-row>
      </table:table>
      <table:table table:name="Product line Revenue" table:style-name="ta1">
        <office:forms form:automatic-focus="false" form:apply-design-mode="false"/>
        <table:table-column table:style-name="co5" table:default-cell-style-name="ce28"/>
        <table:table-column table:style-name="co14" table:default-cell-style-name="ce30"/>
        <table:table-row table:style-name="ro3">
          <table:table-cell table:style-name="ce27" office:value-type="string" calcext:value-type="string">
            <text:p>2009 Amazon Affiliate Income</text:p>
          </table:table-cell>
          <table:table-cell table:style-name="ce12" office:value-type="string" calcext:value-type="string">
            <text:p>Sum - Column E</text:p>
          </table:table-cell>
        </table:table-row>
        <table:table-row table:style-name="ro3">
          <table:table-cell table:style-name="ce17" office:value-type="string" calcext:value-type="string">
            <text:p>Apparel &amp; Accessories</text:p>
          </table:table-cell>
          <table:table-cell table:style-name="ce29" office:value-type="float" office:value="759.35" calcext:value-type="float">
            <text:p>$759.35</text:p>
          </table:table-cell>
        </table:table-row>
        <table:table-row table:style-name="ro3">
          <table:table-cell office:value-type="string" calcext:value-type="string">
            <text:p>Automotive</text:p>
          </table:table-cell>
          <table:table-cell office:value-type="float" office:value="9.37" calcext:value-type="float">
            <text:p>$9.37</text:p>
          </table:table-cell>
        </table:table-row>
        <table:table-row table:style-name="ro3">
          <table:table-cell office:value-type="string" calcext:value-type="string">
            <text:p>Baby</text:p>
          </table:table-cell>
          <table:table-cell office:value-type="float" office:value="73.92" calcext:value-type="float">
            <text:p>$73.92</text:p>
          </table:table-cell>
        </table:table-row>
        <table:table-row table:style-name="ro3">
          <table:table-cell office:value-type="string" calcext:value-type="string">
            <text:p>Beauty</text:p>
          </table:table-cell>
          <table:table-cell office:value-type="float" office:value="7" calcext:value-type="float">
            <text:p>$7.00</text:p>
          </table:table-cell>
        </table:table-row>
        <table:table-row table:style-name="ro3">
          <table:table-cell office:value-type="string" calcext:value-type="string">
            <text:p>Books</text:p>
          </table:table-cell>
          <table:table-cell office:value-type="float" office:value="25445.6199999999" calcext:value-type="float">
            <text:p>$25,445.62</text:p>
          </table:table-cell>
        </table:table-row>
        <table:table-row table:style-name="ro3">
          <table:table-cell office:value-type="string" calcext:value-type="string">
            <text:p>Cell Phones &amp; Service</text:p>
          </table:table-cell>
          <table:table-cell office:value-type="float" office:value="39.84" calcext:value-type="float">
            <text:p>$39.84</text:p>
          </table:table-cell>
        </table:table-row>
        <table:table-row table:style-name="ro3">
          <table:table-cell office:value-type="string" calcext:value-type="string">
            <text:p>DVD</text:p>
          </table:table-cell>
          <table:table-cell office:value-type="float" office:value="618.67" calcext:value-type="float">
            <text:p>$618.67</text:p>
          </table:table-cell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float" office:value="2102.89" calcext:value-type="float">
            <text:p>$2,102.89</text:p>
          </table:table-cell>
        </table:table-row>
        <table:table-row table:style-name="ro3">
          <table:table-cell office:value-type="string" calcext:value-type="string">
            <text:p>Health &amp; Personal Care</text:p>
          </table:table-cell>
          <table:table-cell office:value-type="float" office:value="567.98" calcext:value-type="float">
            <text:p>$567.98</text:p>
          </table:table-cell>
        </table:table-row>
        <table:table-row table:style-name="ro3">
          <table:table-cell office:value-type="string" calcext:value-type="string">
            <text:p>Health &amp; Personal Care Appliances</text:p>
          </table:table-cell>
          <table:table-cell office:value-type="float" office:value="223.28" calcext:value-type="float">
            <text:p>$223.28</text:p>
          </table:table-cell>
        </table:table-row>
        <table:table-row table:style-name="ro3">
          <table:table-cell office:value-type="string" calcext:value-type="string">
            <text:p>Jewelry</text:p>
          </table:table-cell>
          <table:table-cell office:value-type="float" office:value="74" calcext:value-type="float">
            <text:p>$74.00</text:p>
          </table:table-cell>
        </table:table-row>
        <table:table-row table:style-name="ro3">
          <table:table-cell office:value-type="string" calcext:value-type="string">
            <text:p>Kindle eBooks</text:p>
          </table:table-cell>
          <table:table-cell office:value-type="float" office:value="281.41" calcext:value-type="float">
            <text:p>$281.41</text:p>
          </table:table-cell>
        </table:table-row>
        <table:table-row table:style-name="ro3">
          <table:table-cell office:value-type="string" calcext:value-type="string">
            <text:p>Kindle Hardware</text:p>
          </table:table-cell>
          <table:table-cell office:value-type="float" office:value="1465.97" calcext:value-type="float">
            <text:p>$1,465.97</text:p>
          </table:table-cell>
        </table:table-row>
        <table:table-row table:style-name="ro3">
          <table:table-cell office:value-type="string" calcext:value-type="string">
            <text:p>Kitchen &amp; Housewares</text:p>
          </table:table-cell>
          <table:table-cell office:value-type="float" office:value="2242.57" calcext:value-type="float">
            <text:p>$2,242.57</text:p>
          </table:table-cell>
        </table:table-row>
        <table:table-row table:style-name="ro3">
          <table:table-cell office:value-type="string" calcext:value-type="string">
            <text:p>Magazine Subscriptions</text:p>
          </table:table-cell>
          <table:table-cell office:value-type="float" office:value="54.9" calcext:value-type="float">
            <text:p>$54.90</text:p>
          </table:table-cell>
        </table:table-row>
        <table:table-row table:style-name="ro3">
          <table:table-cell office:value-type="string" calcext:value-type="string">
            <text:p>MP3 Downloads</text:p>
          </table:table-cell>
          <table:table-cell office:value-type="float" office:value="316.13" calcext:value-type="float">
            <text:p>$316.13</text:p>
          </table:table-cell>
        </table:table-row>
        <table:table-row table:style-name="ro3">
          <table:table-cell office:value-type="string" calcext:value-type="string">
            <text:p>Music</text:p>
          </table:table-cell>
          <table:table-cell office:value-type="float" office:value="673.23" calcext:value-type="float">
            <text:p>$673.23</text:p>
          </table:table-cell>
        </table:table-row>
        <table:table-row table:style-name="ro3">
          <table:table-cell office:value-type="string" calcext:value-type="string">
            <text:p>Musical Instruments</text:p>
          </table:table-cell>
          <table:table-cell office:value-type="float" office:value="84.75" calcext:value-type="float">
            <text:p>$84.75</text:p>
          </table:table-cell>
        </table:table-row>
        <table:table-row table:style-name="ro3">
          <table:table-cell office:value-type="string" calcext:value-type="string">
            <text:p>Office Products</text:p>
          </table:table-cell>
          <table:table-cell office:value-type="float" office:value="19.49" calcext:value-type="float">
            <text:p>$19.49</text:p>
          </table:table-cell>
        </table:table-row>
        <table:table-row table:style-name="ro3">
          <table:table-cell office:value-type="string" calcext:value-type="string">
            <text:p>Other</text:p>
          </table:table-cell>
          <table:table-cell office:value-type="float" office:value="50.35" calcext:value-type="float">
            <text:p>$50.35</text:p>
          </table:table-cell>
        </table:table-row>
        <table:table-row table:style-name="ro3">
          <table:table-cell office:value-type="string" calcext:value-type="string">
            <text:p>Pet Supplies</text:p>
          </table:table-cell>
          <table:table-cell office:value-type="float" office:value="68.42" calcext:value-type="float">
            <text:p>$68.42</text:p>
          </table:table-cell>
        </table:table-row>
        <table:table-row table:style-name="ro2">
          <table:table-cell/>
          <table:table-cell table:style-name="ce31"/>
        </table:table-row>
        <table:table-row table:style-name="ro3">
          <table:table-cell office:value-type="string" calcext:value-type="string">
            <text:p>Software</text:p>
          </table:table-cell>
          <table:table-cell office:value-type="float" office:value="609.07" calcext:value-type="float">
            <text:p>$609.07</text:p>
          </table:table-cell>
        </table:table-row>
        <table:table-row table:style-name="ro3">
          <table:table-cell office:value-type="string" calcext:value-type="string">
            <text:p>Sports &amp; Outdoors</text:p>
          </table:table-cell>
          <table:table-cell office:value-type="float" office:value="429.11" calcext:value-type="float">
            <text:p>$429.11</text:p>
          </table:table-cell>
        </table:table-row>
        <table:table-row table:style-name="ro3">
          <table:table-cell office:value-type="string" calcext:value-type="string">
            <text:p>Tools &amp; Hardware</text:p>
          </table:table-cell>
          <table:table-cell office:value-type="float" office:value="280.23" calcext:value-type="float">
            <text:p>$280.23</text:p>
          </table:table-cell>
        </table:table-row>
        <table:table-row table:style-name="ro3">
          <table:table-cell office:value-type="string" calcext:value-type="string">
            <text:p>Toys &amp; Games</text:p>
          </table:table-cell>
          <table:table-cell office:value-type="float" office:value="328.58" calcext:value-type="float">
            <text:p>$328.58</text:p>
          </table:table-cell>
        </table:table-row>
        <table:table-row table:style-name="ro3">
          <table:table-cell office:value-type="string" calcext:value-type="string">
            <text:p>VHS</text:p>
          </table:table-cell>
          <table:table-cell office:value-type="float" office:value="0.01" calcext:value-type="float">
            <text:p>$0.01</text:p>
          </table:table-cell>
        </table:table-row>
        <table:table-row table:style-name="ro3">
          <table:table-cell office:value-type="string" calcext:value-type="string">
            <text:p>Video Games</text:p>
          </table:table-cell>
          <table:table-cell office:value-type="float" office:value="305.37" calcext:value-type="float">
            <text:p>$305.37</text:p>
          </table:table-cell>
        </table:table-row>
        <table:table-row table:style-name="ro3">
          <table:table-cell office:value-type="string" calcext:value-type="string">
            <text:p>Video On Demand Videos</text:p>
          </table:table-cell>
          <table:table-cell office:value-type="float" office:value="5.97" calcext:value-type="float">
            <text:p>$5.97</text:p>
          </table:table-cell>
        </table:table-row>
        <table:table-row table:style-name="ro3">
          <table:table-cell office:value-type="string" calcext:value-type="string">
            <text:p>Watches</text:p>
          </table:table-cell>
          <table:table-cell table:style-name="ce32" office:value-type="float" office:value="119.99" calcext:value-type="float">
            <text:p>$119.99</text:p>
          </table:table-cell>
        </table:table-row>
        <table:table-row table:style-name="ro3">
          <table:table-cell table:style-name="ce18" office:value-type="string" calcext:value-type="string">
            <text:p>Total Result</text:p>
          </table:table-cell>
          <table:table-cell table:style-name="ce14" office:value-type="float" office:value="37257.4699999999" calcext:value-type="float">
            <text:p>$37,257.47</text:p>
          </table:table-cell>
        </table:table-row>
        <table:table-row table:style-name="ro3" table:number-rows-repeated="5">
          <table:table-cell table:style-name="Default" table:number-columns-repeated="2"/>
        </table:table-row>
        <table:table-row table:style-name="ro3">
          <table:table-cell table:style-name="Default"/>
          <table:table-cell table:style-name="Default" office:value-type="string" calcext:value-type="string">
            <text:p>fdtd</text:p>
          </table:table-cell>
        </table:table-row>
      </table:table>
      <table:named-expressions>
        <table:named-expression table:name="__shared_1_0_0" table:base-cell-address="$Data.$I$1" table:expression="HYPERLINK(&quot;http://www.amazon.com/exec/obidos/ISBN=&quot;&amp;[.A1]&amp;&quot;/ref=nosim/jwalkassociateA/&quot;;&quot;&lt;link&gt;&quot;)"/>
        <table:named-expression table:name="__shared_1_10_0" table:base-cell-address="$Data.$I$1" table:expression="HYPERLINK(&quot;http://www.amazon.com/exec/obidos/ISBN=&quot;&amp;[.A1]&amp;&quot;/ref=nosim/jwalkassociateA/&quot;;&quot;&lt;link&gt;&quot;)"/>
        <table:named-expression table:name="__shared_1_11_0" table:base-cell-address="$Data.$I$1" table:expression="HYPERLINK(&quot;http://www.amazon.com/exec/obidos/ISBN=&quot;&amp;[.A1]&amp;&quot;/ref=nosim/jwalkassociateA/&quot;;&quot;&lt;link&gt;&quot;)"/>
        <table:named-expression table:name="__shared_1_12_0" table:base-cell-address="$Data.$I$1" table:expression="HYPERLINK(&quot;http://www.amazon.com/exec/obidos/ISBN=&quot;&amp;[.A1]&amp;&quot;/ref=nosim/jwalkassociateA/&quot;;&quot;&lt;link&gt;&quot;)"/>
        <table:named-expression table:name="__shared_1_13_0" table:base-cell-address="$Data.$I$1" table:expression="HYPERLINK(&quot;http://www.amazon.com/exec/obidos/ISBN=&quot;&amp;[.A1]&amp;&quot;/ref=nosim/jwalkassociateA/&quot;;&quot;&lt;link&gt;&quot;)"/>
        <table:named-expression table:name="__shared_1_14_0" table:base-cell-address="$Data.$I$1" table:expression="HYPERLINK(&quot;http://www.amazon.com/exec/obidos/ISBN=&quot;&amp;[.A1]&amp;&quot;/ref=nosim/jwalkassociateA/&quot;;&quot;&lt;link&gt;&quot;)"/>
        <table:named-expression table:name="__shared_1_15_0" table:base-cell-address="$Data.$I$1" table:expression="HYPERLINK(&quot;http://www.amazon.com/exec/obidos/ISBN=&quot;&amp;[.A1]&amp;&quot;/ref=nosim/jwalkassociateA/&quot;;&quot;&lt;link&gt;&quot;)"/>
        <table:named-expression table:name="__shared_1_16_0" table:base-cell-address="$Data.$I$1" table:expression="HYPERLINK(&quot;http://www.amazon.com/exec/obidos/ISBN=&quot;&amp;[.A1]&amp;&quot;/ref=nosim/jwalkassociateA/&quot;;&quot;&lt;link&gt;&quot;)"/>
        <table:named-expression table:name="__shared_1_17_0" table:base-cell-address="$Data.$I$1" table:expression="HYPERLINK(&quot;http://www.amazon.com/exec/obidos/ISBN=&quot;&amp;[.A1]&amp;&quot;/ref=nosim/jwalkassociateA/&quot;;&quot;&lt;link&gt;&quot;)"/>
        <table:named-expression table:name="__shared_1_18_0" table:base-cell-address="$Data.$I$1" table:expression="HYPERLINK(&quot;http://www.amazon.com/exec/obidos/ISBN=&quot;&amp;[.A1]&amp;&quot;/ref=nosim/jwalkassociateA/&quot;;&quot;&lt;link&gt;&quot;)"/>
        <table:named-expression table:name="__shared_1_19_0" table:base-cell-address="$Data.$I$1" table:expression="HYPERLINK(&quot;http://www.amazon.com/exec/obidos/ISBN=&quot;&amp;[.A1]&amp;&quot;/ref=nosim/jwalkassociateA/&quot;;&quot;&lt;link&gt;&quot;)"/>
        <table:named-expression table:name="__shared_1_1_0" table:base-cell-address="$Data.$I$1" table:expression="HYPERLINK(&quot;http://www.amazon.com/exec/obidos/ISBN=&quot;&amp;[.A1]&amp;&quot;/ref=nosim/jwalkassociateA/&quot;;&quot;&lt;link&gt;&quot;)"/>
        <table:named-expression table:name="__shared_1_20_0" table:base-cell-address="$Data.$I$1" table:expression="HYPERLINK(&quot;http://www.amazon.com/exec/obidos/ISBN=&quot;&amp;[.A1]&amp;&quot;/ref=nosim/jwalkassociateA/&quot;;&quot;&lt;link&gt;&quot;)"/>
        <table:named-expression table:name="__shared_1_21_0" table:base-cell-address="$Data.$I$1" table:expression="HYPERLINK(&quot;http://www.amazon.com/exec/obidos/ISBN=&quot;&amp;[.A1]&amp;&quot;/ref=nosim/jwalkassociateA/&quot;;&quot;&lt;link&gt;&quot;)"/>
        <table:named-expression table:name="__shared_1_2_0" table:base-cell-address="$Data.$I$1" table:expression="HYPERLINK(&quot;http://www.amazon.com/exec/obidos/ISBN=&quot;&amp;[.A1]&amp;&quot;/ref=nosim/jwalkassociateA/&quot;;&quot;&lt;link&gt;&quot;)"/>
        <table:named-expression table:name="__shared_1_3_0" table:base-cell-address="$Data.$I$1" table:expression="HYPERLINK(&quot;http://www.amazon.com/exec/obidos/ISBN=&quot;&amp;[.A1]&amp;&quot;/ref=nosim/jwalkassociateA/&quot;;&quot;&lt;link&gt;&quot;)"/>
        <table:named-expression table:name="__shared_1_4_0" table:base-cell-address="$Data.$I$1" table:expression="HYPERLINK(&quot;http://www.amazon.com/exec/obidos/ISBN=&quot;&amp;[.A1]&amp;&quot;/ref=nosim/jwalkassociateA/&quot;;&quot;&lt;link&gt;&quot;)"/>
        <table:named-expression table:name="__shared_1_5_0" table:base-cell-address="$Data.$I$1" table:expression="HYPERLINK(&quot;http://www.amazon.com/exec/obidos/ISBN=&quot;&amp;[.A1]&amp;&quot;/ref=nosim/jwalkassociateA/&quot;;&quot;&lt;link&gt;&quot;)"/>
        <table:named-expression table:name="__shared_1_6_0" table:base-cell-address="$Data.$I$1" table:expression="HYPERLINK(&quot;http://www.amazon.com/exec/obidos/ISBN=&quot;&amp;[.A1]&amp;&quot;/ref=nosim/jwalkassociateA/&quot;;&quot;&lt;link&gt;&quot;)"/>
        <table:named-expression table:name="__shared_1_7_0" table:base-cell-address="$Data.$I$1" table:expression="HYPERLINK(&quot;http://www.amazon.com/exec/obidos/ISBN=&quot;&amp;[.A1]&amp;&quot;/ref=nosim/jwalkassociateA/&quot;;&quot;&lt;link&gt;&quot;)"/>
        <table:named-expression table:name="__shared_1_8_0" table:base-cell-address="$Data.$I$1" table:expression="HYPERLINK(&quot;http://www.amazon.com/exec/obidos/ISBN=&quot;&amp;[.A1]&amp;&quot;/ref=nosim/jwalkassociateA/&quot;;&quot;&lt;link&gt;&quot;)"/>
        <table:named-expression table:name="__shared_1_9_0" table:base-cell-address="$Data.$I$1" table:expression="HYPERLINK(&quot;http://www.amazon.com/exec/obidos/ISBN=&quot;&amp;[.A1]&amp;&quot;/ref=nosim/jwalkassociateA/&quot;;&quot;&lt;link&gt;&quot;)"/>
      </table:named-expressions>
      <table:database-ranges>
        <table:database-range table:name="Table1" table:target-range-address="Data.A2:Data.E1387" table:display-filter-buttons="true" table:orientation="column"/>
      </table:database-ranges>
      <table:data-pilot-tables>
        <table:data-pilot-table table:name="DataPilot2" table:application-data="" table:target-range-address="'Product line Revenue'.A1:'Product line Revenue'.B32" table:buttons="'Product line Revenue'.A1" table:show-filter-button="false" table:drill-down-on-double-click="false">
          <table:source-cell-range table:cell-range-address="Data.A1:Data.E13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2009 Amazon Affiliate Income" table:orientation="row" table:used-hierarchy="0" table:function="auto">
            <table:data-pilot-level table:show-empty="false" calcext:repeat-item-labels="false">
              <table:data-pilot-members>
                <table:data-pilot-member table:name="Apparel &amp; Accessories" table:display="true" table:show-details="true"/>
                <table:data-pilot-member table:name="Automotive" table:display="true" table:show-details="true"/>
                <table:data-pilot-member table:name="Baby" table:display="true" table:show-details="true"/>
                <table:data-pilot-member table:name="Beauty" table:display="true" table:show-details="true"/>
                <table:data-pilot-member table:name="Books" table:display="true" table:show-details="true"/>
                <table:data-pilot-member table:name="Cell Phones &amp; Service" table:display="true" table:show-details="true"/>
                <table:data-pilot-member table:name="DVD" table:display="true" table:show-details="true"/>
                <table:data-pilot-member table:name="Electronics" table:display="true" table:show-details="true"/>
                <table:data-pilot-member table:name="Health &amp; Personal Care" table:display="true" table:show-details="true"/>
                <table:data-pilot-member table:name="Health &amp; Personal Care Appliances" table:display="true" table:show-details="true"/>
                <table:data-pilot-member table:name="Jewelry" table:display="true" table:show-details="true"/>
                <table:data-pilot-member table:name="Kindle eBooks" table:display="true" table:show-details="true"/>
                <table:data-pilot-member table:name="Kindle Hardware" table:display="true" table:show-details="true"/>
                <table:data-pilot-member table:name="Kitchen &amp; Housewares" table:display="true" table:show-details="true"/>
                <table:data-pilot-member table:name="Magazine Subscriptions" table:display="true" table:show-details="true"/>
                <table:data-pilot-member table:name="MP3 Downloads" table:display="true" table:show-details="true"/>
                <table:data-pilot-member table:name="Music" table:display="true" table:show-details="true"/>
                <table:data-pilot-member table:name="Musical Instruments" table:display="true" table:show-details="true"/>
                <table:data-pilot-member table:name="Office Products" table:display="true" table:show-details="true"/>
                <table:data-pilot-member table:name="Other" table:display="true" table:show-details="true"/>
                <table:data-pilot-member table:name="Pet Supplies" table:display="true" table:show-details="true"/>
                <table:data-pilot-member table:name="Product Line" table:display="true" table:show-details="true"/>
                <table:data-pilot-member table:name="Software" table:display="true" table:show-details="true"/>
                <table:data-pilot-member table:name="Sports &amp; Outdoors" table:display="true" table:show-details="true"/>
                <table:data-pilot-member table:name="Tools &amp; Hardware" table:display="true" table:show-details="true"/>
                <table:data-pilot-member table:name="Toys &amp; Games" table:display="true" table:show-details="true"/>
                <table:data-pilot-member table:name="VHS" table:display="true" table:show-details="true"/>
                <table:data-pilot-member table:name="Video Games" table:display="true" table:show-details="true"/>
                <table:data-pilot-member table:name="Video On Demand Videos" table:display="true" table:show-details="true"/>
                <table:data-pilot-member table:name="Watch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E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75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180.00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  <table:data-pilot-member table:name="Revenue ($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hird Party Revenue'.A1:'Third Party Revenue'.C4" table:buttons="'Third Party Revenue'.A2 'Third Party Revenue'.B1" table:show-filter-button="false" table:drill-down-on-double-click="false">
          <table:source-cell-range table:cell-range-address="Data.A2:Data.E138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ler" table:orientation="row" table:used-hierarchy="0" table:function="auto">
            <table:data-pilot-level table:show-empty="false" calcext:repeat-item-labels="false">
              <table:data-pilot-members>
                <table:data-pilot-member table:name="Amazon.com" table:display="false" table:show-details="true"/>
                <table:data-pilot-member table:name="Third Part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s Shipped" table:orientation="data" table:used-hierarchy="0" table:function="sum">
            <table:data-pilot-level table:show-empty="false" calcext:repeat-item-labels="false">
              <table:data-pilot-members>
                <table:data-pilot-member table:name="-2" table:display="true" table:show-details="true"/>
                <table:data-pilot-member table:name="-1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 ($)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180.00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Revenue of books'.A1:'Revenue of books'.C3" table:buttons="'Revenue of books'.A1 'Revenue of books'.B1" table:show-filter-button="false" table:drill-down-on-double-click="false">
          <table:source-cell-range table:cell-range-address="Data.A2:Data.E138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ller" table:orientation="row" table:used-hierarchy="0" table:function="auto">
            <table:data-pilot-level table:show-empty="false" calcext:repeat-item-labels="false">
              <table:data-pilot-members>
                <table:data-pilot-member table:name="Amazon.com" table:display="true" table:show-details="true"/>
                <table:data-pilot-member table:name="Third Party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 Line" table:orientation="row" table:used-hierarchy="0" table:function="auto">
            <table:data-pilot-level table:show-empty="false" calcext:repeat-item-labels="false">
              <table:data-pilot-members>
                <table:data-pilot-member table:name="Apparel &amp; Accessories" table:display="false" table:show-details="true"/>
                <table:data-pilot-member table:name="Automotive" table:display="false" table:show-details="true"/>
                <table:data-pilot-member table:name="Baby" table:display="false" table:show-details="true"/>
                <table:data-pilot-member table:name="Beauty" table:display="false" table:show-details="true"/>
                <table:data-pilot-member table:name="Books" table:display="true" table:show-details="true"/>
                <table:data-pilot-member table:name="Cell Phones &amp; Service" table:display="false" table:show-details="true"/>
                <table:data-pilot-member table:name="DVD" table:display="false" table:show-details="true"/>
                <table:data-pilot-member table:name="Electronics" table:display="false" table:show-details="true"/>
                <table:data-pilot-member table:name="Health &amp; Personal Care" table:display="false" table:show-details="true"/>
                <table:data-pilot-member table:name="Health &amp; Personal Care Appliances" table:display="false" table:show-details="true"/>
                <table:data-pilot-member table:name="Jewelry" table:display="false" table:show-details="true"/>
                <table:data-pilot-member table:name="Kindle eBooks" table:display="false" table:show-details="true"/>
                <table:data-pilot-member table:name="Kindle Hardware" table:display="false" table:show-details="true"/>
                <table:data-pilot-member table:name="Kitchen &amp; Housewares" table:display="false" table:show-details="true"/>
                <table:data-pilot-member table:name="Magazine Subscriptions" table:display="false" table:show-details="true"/>
                <table:data-pilot-member table:name="MP3 Downloads" table:display="false" table:show-details="true"/>
                <table:data-pilot-member table:name="Music" table:display="false" table:show-details="true"/>
                <table:data-pilot-member table:name="Office Products" table:display="false" table:show-details="true"/>
                <table:data-pilot-member table:name="Other" table:display="false" table:show-details="true"/>
                <table:data-pilot-member table:name="Pet Supplies" table:display="false" table:show-details="true"/>
                <table:data-pilot-member table:name="Software" table:display="false" table:show-details="true"/>
                <table:data-pilot-member table:name="Sports &amp; Outdoors" table:display="false" table:show-details="true"/>
                <table:data-pilot-member table:name="Tools &amp; Hardware" table:display="false" table:show-details="true"/>
                <table:data-pilot-member table:name="Toys &amp; Games" table:display="false" table:show-details="true"/>
                <table:data-pilot-member table:name="VHS" table:display="false" table:show-details="true"/>
                <table:data-pilot-member table:name="Video Games" table:display="false" table:show-details="true"/>
                <table:data-pilot-member table:name="Video On Demand Videos" table:display="false" table:show-details="true"/>
                <table:data-pilot-member table:name="Watche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venue ($)" table:orientation="data" table:used-hierarchy="0" table:function="sum">
            <table:data-pilot-level table:show-empty="false" calcext:repeat-item-labels="false">
              <table:data-pilot-members>
                <table:data-pilot-member table:name="-$30.25" table:display="true" table:show-details="true"/>
                <table:data-pilot-member table:name="-$29.69" table:display="true" table:show-details="true"/>
                <table:data-pilot-member table:name="-$26.39" table:display="true" table:show-details="true"/>
                <table:data-pilot-member table:name="-$25.27" table:display="true" table:show-details="true"/>
                <table:data-pilot-member table:name="-$25.19" table:display="true" table:show-details="true"/>
                <table:data-pilot-member table:name="-$22.74" table:display="true" table:show-details="true"/>
                <table:data-pilot-member table:name="-$19.98" table:display="true" table:show-details="true"/>
                <table:data-pilot-member table:name="-$9.95" table:display="true" table:show-details="true"/>
                <table:data-pilot-member table:name="-$4.95" table:display="true" table:show-details="true"/>
                <table:data-pilot-member table:name="$0.01" table:display="true" table:show-details="true"/>
                <table:data-pilot-member table:name="$0.13" table:display="true" table:show-details="true"/>
                <table:data-pilot-member table:name="$0.15" table:display="true" table:show-details="true"/>
                <table:data-pilot-member table:name="$0.18" table:display="true" table:show-details="true"/>
                <table:data-pilot-member table:name="$0.29" table:display="true" table:show-details="true"/>
                <table:data-pilot-member table:name="$0.49" table:display="true" table:show-details="true"/>
                <table:data-pilot-member table:name="$0.69" table:display="true" table:show-details="true"/>
                <table:data-pilot-member table:name="$0.75" table:display="true" table:show-details="true"/>
                <table:data-pilot-member table:name="$0.79" table:display="true" table:show-details="true"/>
                <table:data-pilot-member table:name="$0.80" table:display="true" table:show-details="true"/>
                <table:data-pilot-member table:name="$0.88" table:display="true" table:show-details="true"/>
                <table:data-pilot-member table:name="$0.89" table:display="true" table:show-details="true"/>
                <table:data-pilot-member table:name="$0.93" table:display="true" table:show-details="true"/>
                <table:data-pilot-member table:name="$0.95" table:display="true" table:show-details="true"/>
                <table:data-pilot-member table:name="$0.96" table:display="true" table:show-details="true"/>
                <table:data-pilot-member table:name="$0.99" table:display="true" table:show-details="true"/>
                <table:data-pilot-member table:name="$1.10" table:display="true" table:show-details="true"/>
                <table:data-pilot-member table:name="$1.25" table:display="true" table:show-details="true"/>
                <table:data-pilot-member table:name="$1.29" table:display="true" table:show-details="true"/>
                <table:data-pilot-member table:name="$1.39" table:display="true" table:show-details="true"/>
                <table:data-pilot-member table:name="$1.54" table:display="true" table:show-details="true"/>
                <table:data-pilot-member table:name="$1.59" table:display="true" table:show-details="true"/>
                <table:data-pilot-member table:name="$1.69" table:display="true" table:show-details="true"/>
                <table:data-pilot-member table:name="$1.83" table:display="true" table:show-details="true"/>
                <table:data-pilot-member table:name="$1.98" table:display="true" table:show-details="true"/>
                <table:data-pilot-member table:name="$1.99" table:display="true" table:show-details="true"/>
                <table:data-pilot-member table:name="$2.00" table:display="true" table:show-details="true"/>
                <table:data-pilot-member table:name="$2.05" table:display="true" table:show-details="true"/>
                <table:data-pilot-member table:name="$2.29" table:display="true" table:show-details="true"/>
                <table:data-pilot-member table:name="$2.33" table:display="true" table:show-details="true"/>
                <table:data-pilot-member table:name="$2.36" table:display="true" table:show-details="true"/>
                <table:data-pilot-member table:name="$2.39" table:display="true" table:show-details="true"/>
                <table:data-pilot-member table:name="$2.49" table:display="true" table:show-details="true"/>
                <table:data-pilot-member table:name="$2.50" table:display="true" table:show-details="true"/>
                <table:data-pilot-member table:name="$2.55" table:display="true" table:show-details="true"/>
                <table:data-pilot-member table:name="$2.58" table:display="true" table:show-details="true"/>
                <table:data-pilot-member table:name="$2.68" table:display="true" table:show-details="true"/>
                <table:data-pilot-member table:name="$2.78" table:display="true" table:show-details="true"/>
                <table:data-pilot-member table:name="$2.87" table:display="true" table:show-details="true"/>
                <table:data-pilot-member table:name="$2.88" table:display="true" table:show-details="true"/>
                <table:data-pilot-member table:name="$2.99" table:display="true" table:show-details="true"/>
                <table:data-pilot-member table:name="$3.00" table:display="true" table:show-details="true"/>
                <table:data-pilot-member table:name="$3.05" table:display="true" table:show-details="true"/>
                <table:data-pilot-member table:name="$3.21" table:display="true" table:show-details="true"/>
                <table:data-pilot-member table:name="$3.40" table:display="true" table:show-details="true"/>
                <table:data-pilot-member table:name="$3.49" table:display="true" table:show-details="true"/>
                <table:data-pilot-member table:name="$3.50" table:display="true" table:show-details="true"/>
                <table:data-pilot-member table:name="$3.60" table:display="true" table:show-details="true"/>
                <table:data-pilot-member table:name="$3.62" table:display="true" table:show-details="true"/>
                <table:data-pilot-member table:name="$3.74" table:display="true" table:show-details="true"/>
                <table:data-pilot-member table:name="$3.86" table:display="true" table:show-details="true"/>
                <table:data-pilot-member table:name="$3.89" table:display="true" table:show-details="true"/>
                <table:data-pilot-member table:name="$3.95" table:display="true" table:show-details="true"/>
                <table:data-pilot-member table:name="$3.97" table:display="true" table:show-details="true"/>
                <table:data-pilot-member table:name="$3.98" table:display="true" table:show-details="true"/>
                <table:data-pilot-member table:name="$3.99" table:display="true" table:show-details="true"/>
                <table:data-pilot-member table:name="$4.00" table:display="true" table:show-details="true"/>
                <table:data-pilot-member table:name="$4.01" table:display="true" table:show-details="true"/>
                <table:data-pilot-member table:name="$4.07" table:display="true" table:show-details="true"/>
                <table:data-pilot-member table:name="$4.21" table:display="true" table:show-details="true"/>
                <table:data-pilot-member table:name="$4.22" table:display="true" table:show-details="true"/>
                <table:data-pilot-member table:name="$4.24" table:display="true" table:show-details="true"/>
                <table:data-pilot-member table:name="$4.29" table:display="true" table:show-details="true"/>
                <table:data-pilot-member table:name="$4.30" table:display="true" table:show-details="true"/>
                <table:data-pilot-member table:name="$4.41" table:display="true" table:show-details="true"/>
                <table:data-pilot-member table:name="$4.47" table:display="true" table:show-details="true"/>
                <table:data-pilot-member table:name="$4.49" table:display="true" table:show-details="true"/>
                <table:data-pilot-member table:name="$4.50" table:display="true" table:show-details="true"/>
                <table:data-pilot-member table:name="$4.79" table:display="true" table:show-details="true"/>
                <table:data-pilot-member table:name="$4.80" table:display="true" table:show-details="true"/>
                <table:data-pilot-member table:name="$4.84" table:display="true" table:show-details="true"/>
                <table:data-pilot-member table:name="$4.95" table:display="true" table:show-details="true"/>
                <table:data-pilot-member table:name="$4.96" table:display="true" table:show-details="true"/>
                <table:data-pilot-member table:name="$4.98" table:display="true" table:show-details="true"/>
                <table:data-pilot-member table:name="$4.99" table:display="true" table:show-details="true"/>
                <table:data-pilot-member table:name="$5.00" table:display="true" table:show-details="true"/>
                <table:data-pilot-member table:name="$5.24" table:display="true" table:show-details="true"/>
                <table:data-pilot-member table:name="$5.25" table:display="true" table:show-details="true"/>
                <table:data-pilot-member table:name="$5.30" table:display="true" table:show-details="true"/>
                <table:data-pilot-member table:name="$5.50" table:display="true" table:show-details="true"/>
                <table:data-pilot-member table:name="$5.58" table:display="true" table:show-details="true"/>
                <table:data-pilot-member table:name="$5.68" table:display="true" table:show-details="true"/>
                <table:data-pilot-member table:name="$5.72" table:display="true" table:show-details="true"/>
                <table:data-pilot-member table:name="$5.78" table:display="true" table:show-details="true"/>
                <table:data-pilot-member table:name="$5.95" table:display="true" table:show-details="true"/>
                <table:data-pilot-member table:name="$5.98" table:display="true" table:show-details="true"/>
                <table:data-pilot-member table:name="$5.99" table:display="true" table:show-details="true"/>
                <table:data-pilot-member table:name="$6.00" table:display="true" table:show-details="true"/>
                <table:data-pilot-member table:name="$6.06" table:display="true" table:show-details="true"/>
                <table:data-pilot-member table:name="$6.12" table:display="true" table:show-details="true"/>
                <table:data-pilot-member table:name="$6.25" table:display="true" table:show-details="true"/>
                <table:data-pilot-member table:name="$6.39" table:display="true" table:show-details="true"/>
                <table:data-pilot-member table:name="$6.49" table:display="true" table:show-details="true"/>
                <table:data-pilot-member table:name="$6.58" table:display="true" table:show-details="true"/>
                <table:data-pilot-member table:name="$6.59" table:display="true" table:show-details="true"/>
                <table:data-pilot-member table:name="$6.64" table:display="true" table:show-details="true"/>
                <table:data-pilot-member table:name="$6.66" table:display="true" table:show-details="true"/>
                <table:data-pilot-member table:name="$6.69" table:display="true" table:show-details="true"/>
                <table:data-pilot-member table:name="$6.73" table:display="true" table:show-details="true"/>
                <table:data-pilot-member table:name="$6.75" table:display="true" table:show-details="true"/>
                <table:data-pilot-member table:name="$6.76" table:display="true" table:show-details="true"/>
                <table:data-pilot-member table:name="$6.95" table:display="true" table:show-details="true"/>
                <table:data-pilot-member table:name="$6.96" table:display="true" table:show-details="true"/>
                <table:data-pilot-member table:name="$6.98" table:display="true" table:show-details="true"/>
                <table:data-pilot-member table:name="$6.99" table:display="true" table:show-details="true"/>
                <table:data-pilot-member table:name="$7.00" table:display="true" table:show-details="true"/>
                <table:data-pilot-member table:name="$7.02" table:display="true" table:show-details="true"/>
                <table:data-pilot-member table:name="$7.20" table:display="true" table:show-details="true"/>
                <table:data-pilot-member table:name="$7.22" table:display="true" table:show-details="true"/>
                <table:data-pilot-member table:name="$7.27" table:display="true" table:show-details="true"/>
                <table:data-pilot-member table:name="$7.47" table:display="true" table:show-details="true"/>
                <table:data-pilot-member table:name="$7.49" table:display="true" table:show-details="true"/>
                <table:data-pilot-member table:name="$7.50" table:display="true" table:show-details="true"/>
                <table:data-pilot-member table:name="$7.63" table:display="true" table:show-details="true"/>
                <table:data-pilot-member table:name="$7.64" table:display="true" table:show-details="true"/>
                <table:data-pilot-member table:name="$7.81" table:display="true" table:show-details="true"/>
                <table:data-pilot-member table:name="$7.96" table:display="true" table:show-details="true"/>
                <table:data-pilot-member table:name="$7.97" table:display="true" table:show-details="true"/>
                <table:data-pilot-member table:name="$7.98" table:display="true" table:show-details="true"/>
                <table:data-pilot-member table:name="$7.99" table:display="true" table:show-details="true"/>
                <table:data-pilot-member table:name="$8.11" table:display="true" table:show-details="true"/>
                <table:data-pilot-member table:name="$8.25" table:display="true" table:show-details="true"/>
                <table:data-pilot-member table:name="$8.33" table:display="true" table:show-details="true"/>
                <table:data-pilot-member table:name="$8.34" table:display="true" table:show-details="true"/>
                <table:data-pilot-member table:name="$8.50" table:display="true" table:show-details="true"/>
                <table:data-pilot-member table:name="$8.59" table:display="true" table:show-details="true"/>
                <table:data-pilot-member table:name="$8.65" table:display="true" table:show-details="true"/>
                <table:data-pilot-member table:name="$8.70" table:display="true" table:show-details="true"/>
                <table:data-pilot-member table:name="$8.90" table:display="true" table:show-details="true"/>
                <table:data-pilot-member table:name="$8.92" table:display="true" table:show-details="true"/>
                <table:data-pilot-member table:name="$8.97" table:display="true" table:show-details="true"/>
                <table:data-pilot-member table:name="$8.99" table:display="true" table:show-details="true"/>
                <table:data-pilot-member table:name="$9.00" table:display="true" table:show-details="true"/>
                <table:data-pilot-member table:name="$9.04" table:display="true" table:show-details="true"/>
                <table:data-pilot-member table:name="$9.05" table:display="true" table:show-details="true"/>
                <table:data-pilot-member table:name="$9.32" table:display="true" table:show-details="true"/>
                <table:data-pilot-member table:name="$9.37" table:display="true" table:show-details="true"/>
                <table:data-pilot-member table:name="$9.44" table:display="true" table:show-details="true"/>
                <table:data-pilot-member table:name="$9.45" table:display="true" table:show-details="true"/>
                <table:data-pilot-member table:name="$9.49" table:display="true" table:show-details="true"/>
                <table:data-pilot-member table:name="$9.56" table:display="true" table:show-details="true"/>
                <table:data-pilot-member table:name="$9.58" table:display="true" table:show-details="true"/>
                <table:data-pilot-member table:name="$9.60" table:display="true" table:show-details="true"/>
                <table:data-pilot-member table:name="$9.63" table:display="true" table:show-details="true"/>
                <table:data-pilot-member table:name="$9.69" table:display="true" table:show-details="true"/>
                <table:data-pilot-member table:name="$9.72" table:display="true" table:show-details="true"/>
                <table:data-pilot-member table:name="$9.74" table:display="true" table:show-details="true"/>
                <table:data-pilot-member table:name="$9.75" table:display="true" table:show-details="true"/>
                <table:data-pilot-member table:name="$9.79" table:display="true" table:show-details="true"/>
                <table:data-pilot-member table:name="$9.81" table:display="true" table:show-details="true"/>
                <table:data-pilot-member table:name="$9.82" table:display="true" table:show-details="true"/>
                <table:data-pilot-member table:name="$9.83" table:display="true" table:show-details="true"/>
                <table:data-pilot-member table:name="$9.88" table:display="true" table:show-details="true"/>
                <table:data-pilot-member table:name="$9.89" table:display="true" table:show-details="true"/>
                <table:data-pilot-member table:name="$9.90" table:display="true" table:show-details="true"/>
                <table:data-pilot-member table:name="$9.95" table:display="true" table:show-details="true"/>
                <table:data-pilot-member table:name="$9.97" table:display="true" table:show-details="true"/>
                <table:data-pilot-member table:name="$9.98" table:display="true" table:show-details="true"/>
                <table:data-pilot-member table:name="$9.99" table:display="true" table:show-details="true"/>
                <table:data-pilot-member table:name="$10.00" table:display="true" table:show-details="true"/>
                <table:data-pilot-member table:name="$10.17" table:display="true" table:show-details="true"/>
                <table:data-pilot-member table:name="$10.19" table:display="true" table:show-details="true"/>
                <table:data-pilot-member table:name="$10.20" table:display="true" table:show-details="true"/>
                <table:data-pilot-member table:name="$10.36" table:display="true" table:show-details="true"/>
                <table:data-pilot-member table:name="$10.39" table:display="true" table:show-details="true"/>
                <table:data-pilot-member table:name="$10.47" table:display="true" table:show-details="true"/>
                <table:data-pilot-member table:name="$10.49" table:display="true" table:show-details="true"/>
                <table:data-pilot-member table:name="$10.78" table:display="true" table:show-details="true"/>
                <table:data-pilot-member table:name="$10.84" table:display="true" table:show-details="true"/>
                <table:data-pilot-member table:name="$10.85" table:display="true" table:show-details="true"/>
                <table:data-pilot-member table:name="$10.87" table:display="true" table:show-details="true"/>
                <table:data-pilot-member table:name="$10.88" table:display="true" table:show-details="true"/>
                <table:data-pilot-member table:name="$10.94" table:display="true" table:show-details="true"/>
                <table:data-pilot-member table:name="$10.95" table:display="true" table:show-details="true"/>
                <table:data-pilot-member table:name="$10.97" table:display="true" table:show-details="true"/>
                <table:data-pilot-member table:name="$10.98" table:display="true" table:show-details="true"/>
                <table:data-pilot-member table:name="$10.99" table:display="true" table:show-details="true"/>
                <table:data-pilot-member table:name="$11.00" table:display="true" table:show-details="true"/>
                <table:data-pilot-member table:name="$11.04" table:display="true" table:show-details="true"/>
                <table:data-pilot-member table:name="$11.14" table:display="true" table:show-details="true"/>
                <table:data-pilot-member table:name="$11.16" table:display="true" table:show-details="true"/>
                <table:data-pilot-member table:name="$11.22" table:display="true" table:show-details="true"/>
                <table:data-pilot-member table:name="$11.31" table:display="true" table:show-details="true"/>
                <table:data-pilot-member table:name="$11.49" table:display="true" table:show-details="true"/>
                <table:data-pilot-member table:name="$11.53" table:display="true" table:show-details="true"/>
                <table:data-pilot-member table:name="$11.55" table:display="true" table:show-details="true"/>
                <table:data-pilot-member table:name="$11.56" table:display="true" table:show-details="true"/>
                <table:data-pilot-member table:name="$11.62" table:display="true" table:show-details="true"/>
                <table:data-pilot-member table:name="$11.67" table:display="true" table:show-details="true"/>
                <table:data-pilot-member table:name="$11.73" table:display="true" table:show-details="true"/>
                <table:data-pilot-member table:name="$11.75" table:display="true" table:show-details="true"/>
                <table:data-pilot-member table:name="$11.78" table:display="true" table:show-details="true"/>
                <table:data-pilot-member table:name="$11.85" table:display="true" table:show-details="true"/>
                <table:data-pilot-member table:name="$11.86" table:display="true" table:show-details="true"/>
                <table:data-pilot-member table:name="$11.97" table:display="true" table:show-details="true"/>
                <table:data-pilot-member table:name="$11.98" table:display="true" table:show-details="true"/>
                <table:data-pilot-member table:name="$11.99" table:display="true" table:show-details="true"/>
                <table:data-pilot-member table:name="$12.00" table:display="true" table:show-details="true"/>
                <table:data-pilot-member table:name="$12.09" table:display="true" table:show-details="true"/>
                <table:data-pilot-member table:name="$12.16" table:display="true" table:show-details="true"/>
                <table:data-pilot-member table:name="$12.21" table:display="true" table:show-details="true"/>
                <table:data-pilot-member table:name="$12.23" table:display="true" table:show-details="true"/>
                <table:data-pilot-member table:name="$12.24" table:display="true" table:show-details="true"/>
                <table:data-pilot-member table:name="$12.47" table:display="true" table:show-details="true"/>
                <table:data-pilot-member table:name="$12.49" table:display="true" table:show-details="true"/>
                <table:data-pilot-member table:name="$12.54" table:display="true" table:show-details="true"/>
                <table:data-pilot-member table:name="$12.57" table:display="true" table:show-details="true"/>
                <table:data-pilot-member table:name="$12.63" table:display="true" table:show-details="true"/>
                <table:data-pilot-member table:name="$12.71" table:display="true" table:show-details="true"/>
                <table:data-pilot-member table:name="$12.72" table:display="true" table:show-details="true"/>
                <table:data-pilot-member table:name="$12.81" table:display="true" table:show-details="true"/>
                <table:data-pilot-member table:name="$12.85" table:display="true" table:show-details="true"/>
                <table:data-pilot-member table:name="$12.89" table:display="true" table:show-details="true"/>
                <table:data-pilot-member table:name="$12.94" table:display="true" table:show-details="true"/>
                <table:data-pilot-member table:name="$12.95" table:display="true" table:show-details="true"/>
                <table:data-pilot-member table:name="$12.96" table:display="true" table:show-details="true"/>
                <table:data-pilot-member table:name="$12.98" table:display="true" table:show-details="true"/>
                <table:data-pilot-member table:name="$12.99" table:display="true" table:show-details="true"/>
                <table:data-pilot-member table:name="$13.07" table:display="true" table:show-details="true"/>
                <table:data-pilot-member table:name="$13.16" table:display="true" table:show-details="true"/>
                <table:data-pilot-member table:name="$13.18" table:display="true" table:show-details="true"/>
                <table:data-pilot-member table:name="$13.22" table:display="true" table:show-details="true"/>
                <table:data-pilot-member table:name="$13.28" table:display="true" table:show-details="true"/>
                <table:data-pilot-member table:name="$13.29" table:display="true" table:show-details="true"/>
                <table:data-pilot-member table:name="$13.46" table:display="true" table:show-details="true"/>
                <table:data-pilot-member table:name="$13.48" table:display="true" table:show-details="true"/>
                <table:data-pilot-member table:name="$13.49" table:display="true" table:show-details="true"/>
                <table:data-pilot-member table:name="$13.50" table:display="true" table:show-details="true"/>
                <table:data-pilot-member table:name="$13.57" table:display="true" table:show-details="true"/>
                <table:data-pilot-member table:name="$13.59" table:display="true" table:show-details="true"/>
                <table:data-pilot-member table:name="$13.60" table:display="true" table:show-details="true"/>
                <table:data-pilot-member table:name="$13.61" table:display="true" table:show-details="true"/>
                <table:data-pilot-member table:name="$13.65" table:display="true" table:show-details="true"/>
                <table:data-pilot-member table:name="$13.88" table:display="true" table:show-details="true"/>
                <table:data-pilot-member table:name="$13.89" table:display="true" table:show-details="true"/>
                <table:data-pilot-member table:name="$13.92" table:display="true" table:show-details="true"/>
                <table:data-pilot-member table:name="$13.95" table:display="true" table:show-details="true"/>
                <table:data-pilot-member table:name="$13.98" table:display="true" table:show-details="true"/>
                <table:data-pilot-member table:name="$13.99" table:display="true" table:show-details="true"/>
                <table:data-pilot-member table:name="$14.00" table:display="true" table:show-details="true"/>
                <table:data-pilot-member table:name="$14.11" table:display="true" table:show-details="true"/>
                <table:data-pilot-member table:name="$14.17" table:display="true" table:show-details="true"/>
                <table:data-pilot-member table:name="$14.20" table:display="true" table:show-details="true"/>
                <table:data-pilot-member table:name="$14.27" table:display="true" table:show-details="true"/>
                <table:data-pilot-member table:name="$14.29" table:display="true" table:show-details="true"/>
                <table:data-pilot-member table:name="$14.33" table:display="true" table:show-details="true"/>
                <table:data-pilot-member table:name="$14.35" table:display="true" table:show-details="true"/>
                <table:data-pilot-member table:name="$14.40" table:display="true" table:show-details="true"/>
                <table:data-pilot-member table:name="$14.45" table:display="true" table:show-details="true"/>
                <table:data-pilot-member table:name="$14.54" table:display="true" table:show-details="true"/>
                <table:data-pilot-member table:name="$14.61" table:display="true" table:show-details="true"/>
                <table:data-pilot-member table:name="$14.65" table:display="true" table:show-details="true"/>
                <table:data-pilot-member table:name="$14.66" table:display="true" table:show-details="true"/>
                <table:data-pilot-member table:name="$14.82" table:display="true" table:show-details="true"/>
                <table:data-pilot-member table:name="$14.90" table:display="true" table:show-details="true"/>
                <table:data-pilot-member table:name="$14.94" table:display="true" table:show-details="true"/>
                <table:data-pilot-member table:name="$14.95" table:display="true" table:show-details="true"/>
                <table:data-pilot-member table:name="$14.98" table:display="true" table:show-details="true"/>
                <table:data-pilot-member table:name="$14.99" table:display="true" table:show-details="true"/>
                <table:data-pilot-member table:name="$15.00" table:display="true" table:show-details="true"/>
                <table:data-pilot-member table:name="$15.18" table:display="true" table:show-details="true"/>
                <table:data-pilot-member table:name="$15.22" table:display="true" table:show-details="true"/>
                <table:data-pilot-member table:name="$15.39" table:display="true" table:show-details="true"/>
                <table:data-pilot-member table:name="$15.47" table:display="true" table:show-details="true"/>
                <table:data-pilot-member table:name="$15.49" table:display="true" table:show-details="true"/>
                <table:data-pilot-member table:name="$15.52" table:display="true" table:show-details="true"/>
                <table:data-pilot-member table:name="$15.57" table:display="true" table:show-details="true"/>
                <table:data-pilot-member table:name="$15.60" table:display="true" table:show-details="true"/>
                <table:data-pilot-member table:name="$15.68" table:display="true" table:show-details="true"/>
                <table:data-pilot-member table:name="$15.74" table:display="true" table:show-details="true"/>
                <table:data-pilot-member table:name="$15.84" table:display="true" table:show-details="true"/>
                <table:data-pilot-member table:name="$15.89" table:display="true" table:show-details="true"/>
                <table:data-pilot-member table:name="$15.95" table:display="true" table:show-details="true"/>
                <table:data-pilot-member table:name="$15.98" table:display="true" table:show-details="true"/>
                <table:data-pilot-member table:name="$15.99" table:display="true" table:show-details="true"/>
                <table:data-pilot-member table:name="$16.15" table:display="true" table:show-details="true"/>
                <table:data-pilot-member table:name="$16.17" table:display="true" table:show-details="true"/>
                <table:data-pilot-member table:name="$16.23" table:display="true" table:show-details="true"/>
                <table:data-pilot-member table:name="$16.25" table:display="true" table:show-details="true"/>
                <table:data-pilot-member table:name="$16.45" table:display="true" table:show-details="true"/>
                <table:data-pilot-member table:name="$16.47" table:display="true" table:show-details="true"/>
                <table:data-pilot-member table:name="$16.49" table:display="true" table:show-details="true"/>
                <table:data-pilot-member table:name="$16.50" table:display="true" table:show-details="true"/>
                <table:data-pilot-member table:name="$16.59" table:display="true" table:show-details="true"/>
                <table:data-pilot-member table:name="$16.65" table:display="true" table:show-details="true"/>
                <table:data-pilot-member table:name="$16.67" table:display="true" table:show-details="true"/>
                <table:data-pilot-member table:name="$16.73" table:display="true" table:show-details="true"/>
                <table:data-pilot-member table:name="$16.95" table:display="true" table:show-details="true"/>
                <table:data-pilot-member table:name="$16.98" table:display="true" table:show-details="true"/>
                <table:data-pilot-member table:name="$16.99" table:display="true" table:show-details="true"/>
                <table:data-pilot-member table:name="$17.08" table:display="true" table:show-details="true"/>
                <table:data-pilot-member table:name="$17.13" table:display="true" table:show-details="true"/>
                <table:data-pilot-member table:name="$17.20" table:display="true" table:show-details="true"/>
                <table:data-pilot-member table:name="$17.54" table:display="true" table:show-details="true"/>
                <table:data-pilot-member table:name="$17.72" table:display="true" table:show-details="true"/>
                <table:data-pilot-member table:name="$17.80" table:display="true" table:show-details="true"/>
                <table:data-pilot-member table:name="$17.97" table:display="true" table:show-details="true"/>
                <table:data-pilot-member table:name="$17.98" table:display="true" table:show-details="true"/>
                <table:data-pilot-member table:name="$17.99" table:display="true" table:show-details="true"/>
                <table:data-pilot-member table:name="$18.00" table:display="true" table:show-details="true"/>
                <table:data-pilot-member table:name="$18.09" table:display="true" table:show-details="true"/>
                <table:data-pilot-member table:name="$18.10" table:display="true" table:show-details="true"/>
                <table:data-pilot-member table:name="$18.21" table:display="true" table:show-details="true"/>
                <table:data-pilot-member table:name="$18.41" table:display="true" table:show-details="true"/>
                <table:data-pilot-member table:name="$18.45" table:display="true" table:show-details="true"/>
                <table:data-pilot-member table:name="$18.55" table:display="true" table:show-details="true"/>
                <table:data-pilot-member table:name="$18.64" table:display="true" table:show-details="true"/>
                <table:data-pilot-member table:name="$18.75" table:display="true" table:show-details="true"/>
                <table:data-pilot-member table:name="$18.85" table:display="true" table:show-details="true"/>
                <table:data-pilot-member table:name="$18.88" table:display="true" table:show-details="true"/>
                <table:data-pilot-member table:name="$18.89" table:display="true" table:show-details="true"/>
                <table:data-pilot-member table:name="$18.91" table:display="true" table:show-details="true"/>
                <table:data-pilot-member table:name="$18.97" table:display="true" table:show-details="true"/>
                <table:data-pilot-member table:name="$18.98" table:display="true" table:show-details="true"/>
                <table:data-pilot-member table:name="$18.99" table:display="true" table:show-details="true"/>
                <table:data-pilot-member table:name="$19.00" table:display="true" table:show-details="true"/>
                <table:data-pilot-member table:name="$19.24" table:display="true" table:show-details="true"/>
                <table:data-pilot-member table:name="$19.30" table:display="true" table:show-details="true"/>
                <table:data-pilot-member table:name="$19.41" table:display="true" table:show-details="true"/>
                <table:data-pilot-member table:name="$19.42" table:display="true" table:show-details="true"/>
                <table:data-pilot-member table:name="$19.47" table:display="true" table:show-details="true"/>
                <table:data-pilot-member table:name="$19.49" table:display="true" table:show-details="true"/>
                <table:data-pilot-member table:name="$19.65" table:display="true" table:show-details="true"/>
                <table:data-pilot-member table:name="$19.68" table:display="true" table:show-details="true"/>
                <table:data-pilot-member table:name="$19.71" table:display="true" table:show-details="true"/>
                <table:data-pilot-member table:name="$19.77" table:display="true" table:show-details="true"/>
                <table:data-pilot-member table:name="$19.79" table:display="true" table:show-details="true"/>
                <table:data-pilot-member table:name="$19.80" table:display="true" table:show-details="true"/>
                <table:data-pilot-member table:name="$19.95" table:display="true" table:show-details="true"/>
                <table:data-pilot-member table:name="$19.98" table:display="true" table:show-details="true"/>
                <table:data-pilot-member table:name="$19.99" table:display="true" table:show-details="true"/>
                <table:data-pilot-member table:name="$20.06" table:display="true" table:show-details="true"/>
                <table:data-pilot-member table:name="$20.25" table:display="true" table:show-details="true"/>
                <table:data-pilot-member table:name="$20.32" table:display="true" table:show-details="true"/>
                <table:data-pilot-member table:name="$20.34" table:display="true" table:show-details="true"/>
                <table:data-pilot-member table:name="$20.52" table:display="true" table:show-details="true"/>
                <table:data-pilot-member table:name="$20.97" table:display="true" table:show-details="true"/>
                <table:data-pilot-member table:name="$20.99" table:display="true" table:show-details="true"/>
                <table:data-pilot-member table:name="$21.11" table:display="true" table:show-details="true"/>
                <table:data-pilot-member table:name="$21.14" table:display="true" table:show-details="true"/>
                <table:data-pilot-member table:name="$21.22" table:display="true" table:show-details="true"/>
                <table:data-pilot-member table:name="$21.25" table:display="true" table:show-details="true"/>
                <table:data-pilot-member table:name="$21.49" table:display="true" table:show-details="true"/>
                <table:data-pilot-member table:name="$21.66" table:display="true" table:show-details="true"/>
                <table:data-pilot-member table:name="$21.69" table:display="true" table:show-details="true"/>
                <table:data-pilot-member table:name="$21.70" table:display="true" table:show-details="true"/>
                <table:data-pilot-member table:name="$21.72" table:display="true" table:show-details="true"/>
                <table:data-pilot-member table:name="$21.85" table:display="true" table:show-details="true"/>
                <table:data-pilot-member table:name="$21.86" table:display="true" table:show-details="true"/>
                <table:data-pilot-member table:name="$21.90" table:display="true" table:show-details="true"/>
                <table:data-pilot-member table:name="$21.92" table:display="true" table:show-details="true"/>
                <table:data-pilot-member table:name="$21.93" table:display="true" table:show-details="true"/>
                <table:data-pilot-member table:name="$21.99" table:display="true" table:show-details="true"/>
                <table:data-pilot-member table:name="$22.06" table:display="true" table:show-details="true"/>
                <table:data-pilot-member table:name="$22.33" table:display="true" table:show-details="true"/>
                <table:data-pilot-member table:name="$22.45" table:display="true" table:show-details="true"/>
                <table:data-pilot-member table:name="$22.46" table:display="true" table:show-details="true"/>
                <table:data-pilot-member table:name="$22.49" table:display="true" table:show-details="true"/>
                <table:data-pilot-member table:name="$22.61" table:display="true" table:show-details="true"/>
                <table:data-pilot-member table:name="$22.62" table:display="true" table:show-details="true"/>
                <table:data-pilot-member table:name="$22.63" table:display="true" table:show-details="true"/>
                <table:data-pilot-member table:name="$22.72" table:display="true" table:show-details="true"/>
                <table:data-pilot-member table:name="$22.74" table:display="true" table:show-details="true"/>
                <table:data-pilot-member table:name="$22.76" table:display="true" table:show-details="true"/>
                <table:data-pilot-member table:name="$22.83" table:display="true" table:show-details="true"/>
                <table:data-pilot-member table:name="$22.84" table:display="true" table:show-details="true"/>
                <table:data-pilot-member table:name="$22.85" table:display="true" table:show-details="true"/>
                <table:data-pilot-member table:name="$22.99" table:display="true" table:show-details="true"/>
                <table:data-pilot-member table:name="$23.05" table:display="true" table:show-details="true"/>
                <table:data-pilot-member table:name="$23.06" table:display="true" table:show-details="true"/>
                <table:data-pilot-member table:name="$23.07" table:display="true" table:show-details="true"/>
                <table:data-pilot-member table:name="$23.09" table:display="true" table:show-details="true"/>
                <table:data-pilot-member table:name="$23.10" table:display="true" table:show-details="true"/>
                <table:data-pilot-member table:name="$23.16" table:display="true" table:show-details="true"/>
                <table:data-pilot-member table:name="$23.68" table:display="true" table:show-details="true"/>
                <table:data-pilot-member table:name="$23.75" table:display="true" table:show-details="true"/>
                <table:data-pilot-member table:name="$23.99" table:display="true" table:show-details="true"/>
                <table:data-pilot-member table:name="$24.06" table:display="true" table:show-details="true"/>
                <table:data-pilot-member table:name="$24.24" table:display="true" table:show-details="true"/>
                <table:data-pilot-member table:name="$24.35" table:display="true" table:show-details="true"/>
                <table:data-pilot-member table:name="$24.39" table:display="true" table:show-details="true"/>
                <table:data-pilot-member table:name="$24.40" table:display="true" table:show-details="true"/>
                <table:data-pilot-member table:name="$24.55" table:display="true" table:show-details="true"/>
                <table:data-pilot-member table:name="$24.81" table:display="true" table:show-details="true"/>
                <table:data-pilot-member table:name="$24.99" table:display="true" table:show-details="true"/>
                <table:data-pilot-member table:name="$25.00" table:display="true" table:show-details="true"/>
                <table:data-pilot-member table:name="$25.14" table:display="true" table:show-details="true"/>
                <table:data-pilot-member table:name="$25.15" table:display="true" table:show-details="true"/>
                <table:data-pilot-member table:name="$25.19" table:display="true" table:show-details="true"/>
                <table:data-pilot-member table:name="$25.27" table:display="true" table:show-details="true"/>
                <table:data-pilot-member table:name="$25.38" table:display="true" table:show-details="true"/>
                <table:data-pilot-member table:name="$25.62" table:display="true" table:show-details="true"/>
                <table:data-pilot-member table:name="$25.75" table:display="true" table:show-details="true"/>
                <table:data-pilot-member table:name="$25.80" table:display="true" table:show-details="true"/>
                <table:data-pilot-member table:name="$25.91" table:display="true" table:show-details="true"/>
                <table:data-pilot-member table:name="$25.99" table:display="true" table:show-details="true"/>
                <table:data-pilot-member table:name="$26.10" table:display="true" table:show-details="true"/>
                <table:data-pilot-member table:name="$26.29" table:display="true" table:show-details="true"/>
                <table:data-pilot-member table:name="$26.37" table:display="true" table:show-details="true"/>
                <table:data-pilot-member table:name="$26.39" table:display="true" table:show-details="true"/>
                <table:data-pilot-member table:name="$26.40" table:display="true" table:show-details="true"/>
                <table:data-pilot-member table:name="$26.88" table:display="true" table:show-details="true"/>
                <table:data-pilot-member table:name="$26.91" table:display="true" table:show-details="true"/>
                <table:data-pilot-member table:name="$26.94" table:display="true" table:show-details="true"/>
                <table:data-pilot-member table:name="$26.95" table:display="true" table:show-details="true"/>
                <table:data-pilot-member table:name="$26.99" table:display="true" table:show-details="true"/>
                <table:data-pilot-member table:name="$27.00" table:display="true" table:show-details="true"/>
                <table:data-pilot-member table:name="$27.10" table:display="true" table:show-details="true"/>
                <table:data-pilot-member table:name="$27.47" table:display="true" table:show-details="true"/>
                <table:data-pilot-member table:name="$27.48" table:display="true" table:show-details="true"/>
                <table:data-pilot-member table:name="$27.93" table:display="true" table:show-details="true"/>
                <table:data-pilot-member table:name="$27.99" table:display="true" table:show-details="true"/>
                <table:data-pilot-member table:name="$28.15" table:display="true" table:show-details="true"/>
                <table:data-pilot-member table:name="$28.34" table:display="true" table:show-details="true"/>
                <table:data-pilot-member table:name="$28.35" table:display="true" table:show-details="true"/>
                <table:data-pilot-member table:name="$28.80" table:display="true" table:show-details="true"/>
                <table:data-pilot-member table:name="$29.44" table:display="true" table:show-details="true"/>
                <table:data-pilot-member table:name="$29.69" table:display="true" table:show-details="true"/>
                <table:data-pilot-member table:name="$29.90" table:display="true" table:show-details="true"/>
                <table:data-pilot-member table:name="$29.97" table:display="true" table:show-details="true"/>
                <table:data-pilot-member table:name="$29.99" table:display="true" table:show-details="true"/>
                <table:data-pilot-member table:name="$30.25" table:display="true" table:show-details="true"/>
                <table:data-pilot-member table:name="$30.35" table:display="true" table:show-details="true"/>
                <table:data-pilot-member table:name="$30.39" table:display="true" table:show-details="true"/>
                <table:data-pilot-member table:name="$30.88" table:display="true" table:show-details="true"/>
                <table:data-pilot-member table:name="$30.99" table:display="true" table:show-details="true"/>
                <table:data-pilot-member table:name="$31.07" table:display="true" table:show-details="true"/>
                <table:data-pilot-member table:name="$31.48" table:display="true" table:show-details="true"/>
                <table:data-pilot-member table:name="$31.49" table:display="true" table:show-details="true"/>
                <table:data-pilot-member table:name="$31.64" table:display="true" table:show-details="true"/>
                <table:data-pilot-member table:name="$31.88" table:display="true" table:show-details="true"/>
                <table:data-pilot-member table:name="$31.99" table:display="true" table:show-details="true"/>
                <table:data-pilot-member table:name="$32.50" table:display="true" table:show-details="true"/>
                <table:data-pilot-member table:name="$32.84" table:display="true" table:show-details="true"/>
                <table:data-pilot-member table:name="$32.95" table:display="true" table:show-details="true"/>
                <table:data-pilot-member table:name="$32.97" table:display="true" table:show-details="true"/>
                <table:data-pilot-member table:name="$32.98" table:display="true" table:show-details="true"/>
                <table:data-pilot-member table:name="$32.99" table:display="true" table:show-details="true"/>
                <table:data-pilot-member table:name="$33.30" table:display="true" table:show-details="true"/>
                <table:data-pilot-member table:name="$33.75" table:display="true" table:show-details="true"/>
                <table:data-pilot-member table:name="$34.19" table:display="true" table:show-details="true"/>
                <table:data-pilot-member table:name="$34.49" table:display="true" table:show-details="true"/>
                <table:data-pilot-member table:name="$34.55" table:display="true" table:show-details="true"/>
                <table:data-pilot-member table:name="$34.56" table:display="true" table:show-details="true"/>
                <table:data-pilot-member table:name="$34.64" table:display="true" table:show-details="true"/>
                <table:data-pilot-member table:name="$34.99" table:display="true" table:show-details="true"/>
                <table:data-pilot-member table:name="$35.00" table:display="true" table:show-details="true"/>
                <table:data-pilot-member table:name="$35.24" table:display="true" table:show-details="true"/>
                <table:data-pilot-member table:name="$35.25" table:display="true" table:show-details="true"/>
                <table:data-pilot-member table:name="$35.36" table:display="true" table:show-details="true"/>
                <table:data-pilot-member table:name="$35.89" table:display="true" table:show-details="true"/>
                <table:data-pilot-member table:name="$35.95" table:display="true" table:show-details="true"/>
                <table:data-pilot-member table:name="$35.98" table:display="true" table:show-details="true"/>
                <table:data-pilot-member table:name="$35.99" table:display="true" table:show-details="true"/>
                <table:data-pilot-member table:name="$36.26" table:display="true" table:show-details="true"/>
                <table:data-pilot-member table:name="$36.49" table:display="true" table:show-details="true"/>
                <table:data-pilot-member table:name="$36.94" table:display="true" table:show-details="true"/>
                <table:data-pilot-member table:name="$36.99" table:display="true" table:show-details="true"/>
                <table:data-pilot-member table:name="$37.26" table:display="true" table:show-details="true"/>
                <table:data-pilot-member table:name="$37.79" table:display="true" table:show-details="true"/>
                <table:data-pilot-member table:name="$39.00" table:display="true" table:show-details="true"/>
                <table:data-pilot-member table:name="$39.45" table:display="true" table:show-details="true"/>
                <table:data-pilot-member table:name="$39.80" table:display="true" table:show-details="true"/>
                <table:data-pilot-member table:name="$39.90" table:display="true" table:show-details="true"/>
                <table:data-pilot-member table:name="$39.95" table:display="true" table:show-details="true"/>
                <table:data-pilot-member table:name="$39.96" table:display="true" table:show-details="true"/>
                <table:data-pilot-member table:name="$39.98" table:display="true" table:show-details="true"/>
                <table:data-pilot-member table:name="$39.99" table:display="true" table:show-details="true"/>
                <table:data-pilot-member table:name="$40.94" table:display="true" table:show-details="true"/>
                <table:data-pilot-member table:name="$40.95" table:display="true" table:show-details="true"/>
                <table:data-pilot-member table:name="$42.09" table:display="true" table:show-details="true"/>
                <table:data-pilot-member table:name="$42.99" table:display="true" table:show-details="true"/>
                <table:data-pilot-member table:name="$44.10" table:display="true" table:show-details="true"/>
                <table:data-pilot-member table:name="$44.36" table:display="true" table:show-details="true"/>
                <table:data-pilot-member table:name="$44.85" table:display="true" table:show-details="true"/>
                <table:data-pilot-member table:name="$45.48" table:display="true" table:show-details="true"/>
                <table:data-pilot-member table:name="$45.99" table:display="true" table:show-details="true"/>
                <table:data-pilot-member table:name="$46.10" table:display="true" table:show-details="true"/>
                <table:data-pilot-member table:name="$46.14" table:display="true" table:show-details="true"/>
                <table:data-pilot-member table:name="$46.18" table:display="true" table:show-details="true"/>
                <table:data-pilot-member table:name="$46.60" table:display="true" table:show-details="true"/>
                <table:data-pilot-member table:name="$47.15" table:display="true" table:show-details="true"/>
                <table:data-pilot-member table:name="$47.84" table:display="true" table:show-details="true"/>
                <table:data-pilot-member table:name="$48.56" table:display="true" table:show-details="true"/>
                <table:data-pilot-member table:name="$48.99" table:display="true" table:show-details="true"/>
                <table:data-pilot-member table:name="$49.98" table:display="true" table:show-details="true"/>
                <table:data-pilot-member table:name="$49.99" table:display="true" table:show-details="true"/>
                <table:data-pilot-member table:name="$50.00" table:display="true" table:show-details="true"/>
                <table:data-pilot-member table:name="$50.38" table:display="true" table:show-details="true"/>
                <table:data-pilot-member table:name="$50.40" table:display="true" table:show-details="true"/>
                <table:data-pilot-member table:name="$50.54" table:display="true" table:show-details="true"/>
                <table:data-pilot-member table:name="$50.76" table:display="true" table:show-details="true"/>
                <table:data-pilot-member table:name="$50.99" table:display="true" table:show-details="true"/>
                <table:data-pilot-member table:name="$52.78" table:display="true" table:show-details="true"/>
                <table:data-pilot-member table:name="$53.96" table:display="true" table:show-details="true"/>
                <table:data-pilot-member table:name="$54.95" table:display="true" table:show-details="true"/>
                <table:data-pilot-member table:name="$54.97" table:display="true" table:show-details="true"/>
                <table:data-pilot-member table:name="$55.98" table:display="true" table:show-details="true"/>
                <table:data-pilot-member table:name="$59.38" table:display="true" table:show-details="true"/>
                <table:data-pilot-member table:name="$59.85" table:display="true" table:show-details="true"/>
                <table:data-pilot-member table:name="$59.90" table:display="true" table:show-details="true"/>
                <table:data-pilot-member table:name="$59.98" table:display="true" table:show-details="true"/>
                <table:data-pilot-member table:name="$59.99" table:display="true" table:show-details="true"/>
                <table:data-pilot-member table:name="$61.98" table:display="true" table:show-details="true"/>
                <table:data-pilot-member table:name="$62.98" table:display="true" table:show-details="true"/>
                <table:data-pilot-member table:name="$63.72" table:display="true" table:show-details="true"/>
                <table:data-pilot-member table:name="$65.00" table:display="true" table:show-details="true"/>
                <table:data-pilot-member table:name="$65.72" table:display="true" table:show-details="true"/>
                <table:data-pilot-member table:name="$67.23" table:display="true" table:show-details="true"/>
                <table:data-pilot-member table:name="$70.02" table:display="true" table:show-details="true"/>
                <table:data-pilot-member table:name="$72.49" table:display="true" table:show-details="true"/>
                <table:data-pilot-member table:name="$74.95" table:display="true" table:show-details="true"/>
                <table:data-pilot-member table:name="$75.60" table:display="true" table:show-details="true"/>
                <table:data-pilot-member table:name="$79.17" table:display="true" table:show-details="true"/>
                <table:data-pilot-member table:name="$79.99" table:display="true" table:show-details="true"/>
                <table:data-pilot-member table:name="$82.00" table:display="true" table:show-details="true"/>
                <table:data-pilot-member table:name="$84.99" table:display="true" table:show-details="true"/>
                <table:data-pilot-member table:name="$88.00" table:display="true" table:show-details="true"/>
                <table:data-pilot-member table:name="$89.99" table:display="true" table:show-details="true"/>
                <table:data-pilot-member table:name="$91.34" table:display="true" table:show-details="true"/>
                <table:data-pilot-member table:name="$93.24" table:display="true" table:show-details="true"/>
                <table:data-pilot-member table:name="$93.78" table:display="true" table:show-details="true"/>
                <table:data-pilot-member table:name="$93.79" table:display="true" table:show-details="true"/>
                <table:data-pilot-member table:name="$94.11" table:display="true" table:show-details="true"/>
                <table:data-pilot-member table:name="$94.47" table:display="true" table:show-details="true"/>
                <table:data-pilot-member table:name="$95.89" table:display="true" table:show-details="true"/>
                <table:data-pilot-member table:name="$96.67" table:display="true" table:show-details="true"/>
                <table:data-pilot-member table:name="$96.82" table:display="true" table:show-details="true"/>
                <table:data-pilot-member table:name="$99.95" table:display="true" table:show-details="true"/>
                <table:data-pilot-member table:name="$102.80" table:display="true" table:show-details="true"/>
                <table:data-pilot-member table:name="$103.95" table:display="true" table:show-details="true"/>
                <table:data-pilot-member table:name="$104.99" table:display="true" table:show-details="true"/>
                <table:data-pilot-member table:name="$106.31" table:display="true" table:show-details="true"/>
                <table:data-pilot-member table:name="$107.09" table:display="true" table:show-details="true"/>
                <table:data-pilot-member table:name="$109.99" table:display="true" table:show-details="true"/>
                <table:data-pilot-member table:name="$119.99" table:display="true" table:show-details="true"/>
                <table:data-pilot-member table:name="$130.00" table:display="true" table:show-details="true"/>
                <table:data-pilot-member table:name="$139.52" table:display="true" table:show-details="true"/>
                <table:data-pilot-member table:name="$147.38" table:display="true" table:show-details="true"/>
                <table:data-pilot-member table:name="$179.99" table:display="true" table:show-details="true"/>
                <table:data-pilot-member table:name="$214.18" table:display="true" table:show-details="true"/>
                <table:data-pilot-member table:name="$242.99" table:display="true" table:show-details="true"/>
                <table:data-pilot-member table:name="$299.00" table:display="true" table:show-details="true"/>
                <table:data-pilot-member table:name="$299.99" table:display="true" table:show-details="true"/>
                <table:data-pilot-member table:name="$359.00" table:display="true" table:show-details="true"/>
                <table:data-pilot-member table:name="$429.99" table:display="true" table:show-details="true"/>
                <table:data-pilot-member table:name="$82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date-style style:name="N113">
      <number:day/>
      <number:text>-</number:text>
      <number:month number:textual="true"/>
      <number:text>-</number:text>
      <number:year/>
    </number:date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time-style style:name="N10155" number:language="en" number:country="US">
      <number:hours/>
      <number:text>:</number:text>
      <number:minutes number:style="long"/>
    </number:time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/>
      <style:text-properties fo:color="#fa7d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/>
      <style:text-properties fo:color="#3f3f76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/>
      <style:text-properties fo:color="#3f3f3f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99pt solid #4f81bd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3:07:04.464742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2" style:display-name="PageStyle_Pivot 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mazon Referrals Pivot Tables</dc:title>
    <meta:initial-creator>John</meta:initial-creator>
    <meta:creation-date>2010-01-24T20:51:51</meta:creation-date>
    <dc:date>2017-11-19T13:10:48.946899756</dc:date>
    <meta:generator>LibreOffice/5.1.6.2$Linux_X86_64 LibreOffice_project/10m0$Build-2</meta:generator>
    <meta:editing-duration>PT53M41S</meta:editing-duration>
    <meta:editing-cycles>19</meta:editing-cycles>
    <meta:document-statistic meta:table-count="5" meta:cell-count="139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